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writing-mode="lr-tb"/>
    </style:style>
    <style:style style:name="P2" style:family="paragraph" style:parent-style-name="Text_20_body">
      <style:paragraph-properties fo:text-align="justify" style:justify-single-word="false" style:writing-mode="lr-tb"/>
      <style:text-properties style:font-name="Times New Roman1"/>
    </style:style>
    <style:style style:name="P3" style:family="paragraph" style:parent-style-name="Text_20_body">
      <style:paragraph-properties fo:text-align="start" style:justify-single-word="false" style:writing-mode="lr-tb"/>
    </style:style>
    <style:style style:name="P4" style:family="paragraph" style:parent-style-name="Text_20_body">
      <style:paragraph-properties fo:text-align="start" style:justify-single-word="false" style:writing-mode="lr-tb"/>
      <style:text-properties fo:font-weight="normal" style:font-weight-asian="normal" style:font-weight-complex="normal"/>
    </style:style>
    <style:style style:name="P5" style:family="paragraph" style:parent-style-name="Standard">
      <style:paragraph-properties fo:text-align="start" style:justify-single-word="false" style:writing-mode="lr-tb"/>
    </style:style>
    <style:style style:name="P6" style:family="paragraph" style:parent-style-name="Standard">
      <style:paragraph-properties fo:text-align="justify" style:justify-single-word="false" style:writing-mode="lr-tb"/>
    </style:style>
    <style:style style:name="P7" style:family="paragraph" style:parent-style-name="Standard">
      <style:paragraph-properties fo:text-align="center" style:justify-single-word="false" style:writing-mode="lr-tb"/>
      <style:text-properties fo:font-size="18pt" fo:font-style="italic" style:font-size-asian="18pt" style:font-style-asian="italic" style:font-size-complex="18pt" style:font-style-complex="italic"/>
    </style:style>
    <style:style style:name="P8" style:family="paragraph" style:parent-style-name="Standard">
      <style:paragraph-properties fo:text-align="center" style:justify-single-word="false" style:writing-mode="lr-tb"/>
    </style:style>
    <style:style style:name="P9" style:family="paragraph" style:parent-style-name="Preformatted_20_Text">
      <style:paragraph-properties fo:text-align="center" style:justify-single-word="false" style:writing-mode="lr-tb"/>
      <style:text-properties fo:font-size="24pt" style:font-size-asian="24pt" style:font-size-complex="24pt"/>
    </style:style>
    <style:style style:name="P10" style:family="paragraph" style:parent-style-name="Preformatted_20_Text">
      <style:paragraph-properties fo:text-align="center" style:justify-single-word="false" style:writing-mode="lr-tb"/>
    </style:style>
    <style:style style:name="P11" style:family="paragraph" style:parent-style-name="Preformatted_20_Text">
      <style:paragraph-properties fo:text-align="center" style:justify-single-word="false" style:writing-mode="lr-tb"/>
      <style:text-properties fo:font-size="10pt" style:font-size-asian="10pt" style:font-size-complex="10pt"/>
    </style:style>
    <style:style style:name="P12" style:family="paragraph" style:parent-style-name="Heading">
      <style:paragraph-properties fo:text-align="center" style:justify-single-word="false" style:writing-mode="lr-tb"/>
      <style:text-properties fo:font-size="24pt" fo:font-weight="bold" style:font-size-asian="24pt" style:font-weight-asian="bold" style:font-size-complex="24pt" style:font-weight-complex="bold"/>
    </style:style>
    <style:style style:name="P13" style:family="paragraph" style:parent-style-name="Standard">
      <style:paragraph-properties fo:margin-left="0in" fo:margin-right="0in" fo:text-align="justify" style:justify-single-word="false" fo:text-indent="0in" style:auto-text-indent="false" style:writing-mode="lr-tb"/>
    </style:style>
    <style:style style:name="P14" style:family="paragraph" style:parent-style-name="Standard">
      <style:paragraph-properties fo:margin-left="0in" fo:margin-right="0in" fo:text-align="start" style:justify-single-word="false" fo:text-indent="0in" style:auto-text-indent="false" style:writing-mode="lr-tb"/>
    </style:style>
    <style:style style:name="P15" style:family="paragraph" style:parent-style-name="Standard">
      <style:paragraph-properties fo:margin-left="0in" fo:margin-right="0in" fo:text-align="start" style:justify-single-word="false" fo:text-indent="0in" style:auto-text-indent="false" style:writing-mode="lr-tb"/>
      <style:text-properties style:text-underline-style="none" fo:font-weight="normal" style:font-weight-asian="normal" style:font-weight-complex="normal"/>
    </style:style>
    <style:style style:name="P16" style:family="paragraph" style:parent-style-name="Standard">
      <style:paragraph-properties fo:margin-left="0in" fo:margin-right="0in" fo:text-align="justify" style:justify-single-word="false" fo:text-indent="0in" style:auto-text-indent="false" style:writing-mode="lr-tb"/>
      <style:text-properties style:text-underline-style="none" fo:font-weight="normal" style:font-weight-asian="normal" style:font-weight-complex="normal"/>
    </style:style>
    <style:style style:name="P17" style:family="paragraph" style:parent-style-name="Standard">
      <style:paragraph-properties fo:margin-left="0in" fo:margin-right="0in" fo:text-align="justify" style:justify-single-word="false" fo:text-indent="0in" style:auto-text-indent="false" style:writing-mode="lr-tb"/>
      <style:text-properties style:text-underline-style="none" fo:font-weight="normal" fo:background-color="transparent" style:font-weight-asian="normal" style:font-weight-complex="normal"/>
    </style:style>
    <style:style style:name="P18" style:family="paragraph" style:parent-style-name="Standard">
      <style:paragraph-properties fo:margin-left="0in" fo:margin-right="0in" fo:text-align="start" style:justify-single-word="false" fo:text-indent="0in" style:auto-text-indent="false" style:writing-mode="lr-tb"/>
      <style:text-properties style:text-underline-style="none" fo:font-weight="normal" fo:background-color="transparent" style:font-weight-asian="normal" style:font-weight-complex="normal"/>
    </style:style>
    <style:style style:name="P19" style:family="paragraph" style:parent-style-name="Standard">
      <style:paragraph-properties fo:margin-left="0in" fo:margin-right="0in" fo:text-align="justify" style:justify-single-word="false" fo:text-indent="0in" style:auto-text-indent="false" style:writing-mode="lr-tb"/>
      <style:text-properties fo:background-color="transparent"/>
    </style:style>
    <style:style style:name="P20" style:family="paragraph" style:parent-style-name="Standard">
      <style:paragraph-properties fo:margin-left="0in" fo:margin-right="0in" fo:text-align="justify" style:justify-single-word="false" fo:text-indent="0in" style:auto-text-indent="false" style:writing-mode="lr-tb"/>
      <style:text-properties style:font-name="Liberation Serif" fo:font-size="12pt" style:text-underline-style="none" fo:font-weight="normal" fo:background-color="transparent" style:font-size-asian="12pt" style:font-weight-asian="normal" style:font-size-complex="12pt" style:font-weight-complex="normal"/>
    </style:style>
    <style:style style:name="P21" style:family="paragraph" style:parent-style-name="Standard">
      <style:paragraph-properties fo:margin-left="0in" fo:margin-right="0in" fo:text-align="center" style:justify-single-word="false" fo:text-indent="0in" style:auto-text-indent="false" style:writing-mode="lr-tb"/>
      <style:text-properties fo:font-weight="bold" style:font-weight-asian="bold" style:font-weight-complex="bold"/>
    </style:style>
    <style:style style:name="P22" style:family="paragraph" style:parent-style-name="Text_20_body">
      <style:paragraph-properties fo:margin-left="0in" fo:margin-right="0in" fo:text-align="start" style:justify-single-word="false" fo:text-indent="0in" style:auto-text-indent="false" style:writing-mode="lr-tb"/>
    </style:style>
    <style:style style:name="P23" style:family="paragraph" style:parent-style-name="Text_20_body">
      <style:paragraph-properties fo:margin-left="0in" fo:margin-right="0in" fo:margin-top="0.1665in" fo:margin-bottom="0.0835in" fo:text-align="justify" style:justify-single-word="false" fo:text-indent="0in" style:auto-text-indent="false" style:writing-mode="lr-tb"/>
      <style:text-properties style:font-name="Times New Roman1" style:font-name-asian="Lucida Sans Unicode" style:font-name-complex="Tahoma"/>
    </style:style>
    <style:style style:name="P24" style:family="paragraph" style:parent-style-name="Standard">
      <style:paragraph-properties fo:text-align="justify" style:justify-single-word="false"/>
    </style:style>
    <style:style style:name="P25" style:family="paragraph" style:parent-style-name="Standard" style:list-style-name="L1">
      <style:paragraph-properties fo:margin-left="-0.4925in" fo:margin-right="0in" fo:text-align="justify" style:justify-single-word="false" fo:text-indent="0in" style:auto-text-indent="false" style:writing-mode="lr-tb"/>
      <style:text-properties style:text-underline-style="none" fo:font-weight="normal" style:font-weight-asian="normal" style:font-weight-complex="normal"/>
    </style:style>
    <style:style style:name="P26" style:family="paragraph" style:parent-style-name="Standard" style:list-style-name="L1">
      <style:paragraph-properties fo:margin-left="-0.4925in" fo:margin-right="0in" fo:text-align="start" style:justify-single-word="false" fo:text-indent="0in" style:auto-text-indent="false" style:writing-mode="lr-tb"/>
      <style:text-properties style:text-underline-style="none" fo:font-weight="normal" style:font-weight-asian="normal" style:font-weight-complex="normal"/>
    </style:style>
    <style:style style:name="P27" style:family="paragraph" style:parent-style-name="Standard" style:list-style-name="WW8Num9">
      <style:paragraph-properties fo:margin-left="-0.4925in" fo:margin-right="0in" fo:text-align="start" style:justify-single-word="false" fo:text-indent="0in" style:auto-text-indent="false" style:writing-mode="lr-tb"/>
      <style:text-properties style:text-underline-style="none" fo:font-weight="normal" style:font-weight-asian="normal" style:font-weight-complex="normal"/>
    </style:style>
    <style:style style:name="P28" style:family="paragraph" style:parent-style-name="Standard" style:list-style-name="WW8Num9">
      <style:paragraph-properties fo:margin-left="-0.4925in" fo:margin-right="0in" fo:text-align="start" style:justify-single-word="false" fo:text-indent="0in" style:auto-text-indent="false" style:writing-mode="lr-tb"/>
    </style:style>
    <style:style style:name="P29" style:family="paragraph" style:parent-style-name="Standard" style:list-style-name="WW8Num1">
      <style:paragraph-properties fo:text-align="start" style:justify-single-word="false" style:writing-mode="lr-tb"/>
    </style:style>
    <style:style style:name="P30" style:family="paragraph" style:parent-style-name="Standard" style:list-style-name="WW8Num1">
      <style:paragraph-properties fo:text-align="justify" style:justify-single-word="false" style:writing-mode="lr-tb"/>
    </style:style>
    <style:style style:name="P31" style:family="paragraph" style:parent-style-name="Standard" style:list-style-name="WW8Num11">
      <style:paragraph-properties fo:text-align="justify" style:justify-single-word="false" style:writing-mode="lr-tb"/>
    </style:style>
    <style:style style:name="P32" style:family="paragraph" style:parent-style-name="Standard" style:list-style-name="WW8Num11">
      <style:paragraph-properties fo:text-align="justify" style:justify-single-word="false" style:writing-mode="lr-tb"/>
      <style:text-properties fo:background-color="transparent"/>
    </style:style>
    <style:style style:name="P33" style:family="paragraph" style:parent-style-name="Standard" style:list-style-name="WW8Num11">
      <style:paragraph-properties fo:text-align="start" style:justify-single-word="false" style:writing-mode="lr-tb"/>
      <style:text-properties fo:background-color="transparent"/>
    </style:style>
    <style:style style:name="P34" style:family="paragraph" style:parent-style-name="Standard" style:list-style-name="WW8Num1">
      <style:paragraph-properties fo:margin-left="0in" fo:margin-right="0in" fo:text-align="justify" style:justify-single-word="false" fo:text-indent="0in" style:auto-text-indent="false" style:writing-mode="lr-tb"/>
    </style:style>
    <style:style style:name="P35" style:family="paragraph" style:parent-style-name="Standard" style:list-style-name="L1">
      <style:paragraph-properties fo:margin-left="0in" fo:margin-right="0in" fo:text-align="justify" style:justify-single-word="false" fo:text-indent="0in" style:auto-text-indent="false" style:writing-mode="lr-tb"/>
    </style:style>
    <style:style style:name="P36" style:family="paragraph" style:parent-style-name="Standard" style:list-style-name="WW8Num11">
      <style:paragraph-properties fo:margin-left="0in" fo:margin-right="0in" fo:text-align="justify" style:justify-single-word="false" fo:text-indent="0in" style:auto-text-indent="false" style:writing-mode="lr-tb"/>
      <style:text-properties fo:background-color="transparent"/>
    </style:style>
    <style:style style:name="P37" style:family="paragraph" style:parent-style-name="Standard" style:list-style-name="WW8Num1">
      <style:paragraph-properties fo:margin-left="0in" fo:margin-right="0in" fo:text-align="justify" style:justify-single-word="false" fo:text-indent="0in" style:auto-text-indent="false" style:writing-mode="lr-tb"/>
      <style:text-properties fo:background-color="transparent"/>
    </style:style>
    <style:style style:name="P38" style:family="paragraph" style:parent-style-name="Standard" style:list-style-name="L1">
      <style:paragraph-properties fo:margin-left="0in" fo:margin-right="0in" fo:text-align="justify" style:justify-single-word="false" fo:text-indent="0in" style:auto-text-indent="false" style:writing-mode="lr-tb"/>
      <style:text-properties style:text-underline-style="none" fo:font-weight="normal" style:font-weight-asian="normal" style:font-weight-complex="normal"/>
    </style:style>
    <style:style style:name="P39" style:family="paragraph" style:parent-style-name="Standard">
      <style:paragraph-properties fo:margin-left="0in" fo:margin-right="0in" fo:text-align="justify" style:justify-single-word="false" fo:text-indent="0in" style:auto-text-indent="false" style:writing-mode="lr-tb"/>
      <style:text-properties style:font-name="Liberation Serif" fo:font-size="12pt" style:text-underline-style="none" fo:font-weight="normal" fo:background-color="transparent" style:font-size-asian="12pt" style:font-weight-asian="normal" style:font-size-complex="12pt" style:font-weight-complex="normal"/>
    </style:style>
    <style:style style:name="P40" style:family="paragraph" style:parent-style-name="Text_20_body" style:list-style-name="L2">
      <style:paragraph-properties fo:margin-left="-0.4925in" fo:margin-right="0in" fo:text-align="justify" style:justify-single-word="false" fo:text-indent="0in" style:auto-text-indent="false" style:writing-mode="lr-tb"/>
      <style:text-properties style:text-underline-style="solid" style:text-underline-width="auto" style:text-underline-color="font-color" fo:font-weight="bold" style:font-weight-asian="bold" style:font-weight-complex="bold"/>
    </style:style>
    <style:style style:name="P41" style:family="paragraph" style:parent-style-name="Text_20_body" style:list-style-name="L2">
      <style:paragraph-properties fo:margin-left="-0.4925in" fo:margin-right="0in" fo:text-align="justify" style:justify-single-word="false" fo:text-indent="0in" style:auto-text-indent="false" style:writing-mode="lr-tb"/>
      <style:text-properties style:font-name="times new roman" style:text-underline-style="solid" style:text-underline-width="auto" style:text-underline-color="font-color" fo:font-weight="bold" style:font-weight-asian="bold" style:font-weight-complex="bold"/>
    </style:style>
    <style:style style:name="P42" style:family="paragraph" style:parent-style-name="Heading_20_4">
      <style:paragraph-properties fo:text-align="start" style:justify-single-word="false" style:writing-mode="lr-tb"/>
    </style:style>
    <style:style style:name="P43" style:family="paragraph" style:parent-style-name="Heading_20_4">
      <style:paragraph-properties fo:margin-top="0.1665in" fo:margin-bottom="0.0835in" fo:text-align="start" style:justify-single-word="false" fo:keep-with-next="always" style:writing-mode="lr-tb"/>
      <style:text-properties style:font-name="Arial" style:font-name-asian="Lucida Sans Unicode" style:font-name-complex="Tahoma"/>
    </style:style>
    <style:style style:name="P44" style:family="paragraph" style:parent-style-name="Heading_20_1">
      <style:paragraph-properties fo:text-align="start" style:justify-single-word="false" style:writing-mode="lr-tb"/>
    </style:style>
    <style:style style:name="P45" style:family="paragraph" style:parent-style-name="Heading_20_1">
      <style:paragraph-properties fo:margin-top="0.1665in" fo:margin-bottom="0.0835in" fo:text-align="start" style:justify-single-word="false" fo:keep-with-next="always" style:writing-mode="lr-tb"/>
      <style:text-properties style:font-name="Arial" style:font-name-asian="Lucida Sans Unicode" style:font-name-complex="Tahoma"/>
    </style:style>
    <style:style style:name="P46" style:family="paragraph" style:parent-style-name="Heading_20_1">
      <style:paragraph-properties fo:margin-left="0in" fo:margin-right="0in" fo:text-align="start" style:justify-single-word="false" fo:text-indent="0in" style:auto-text-indent="false" style:writing-mode="lr-tb"/>
      <style:text-properties style:font-name="Arial" style:font-name-asian="Lucida Sans Unicode" style:font-name-complex="Tahoma"/>
    </style:style>
    <style:style style:name="P47" style:family="paragraph" style:parent-style-name="Heading_20_2">
      <style:paragraph-properties fo:margin-top="0.1665in" fo:margin-bottom="0.0835in" fo:text-align="start" style:justify-single-word="false" style:writing-mode="lr-tb"/>
    </style:style>
    <style:style style:name="P48" style:family="paragraph" style:parent-style-name="Heading_20_2">
      <style:paragraph-properties fo:margin-top="0.1665in" fo:margin-bottom="0.0835in" fo:text-align="start" style:justify-single-word="false" style:writing-mode="lr-tb"/>
      <style:text-properties style:font-name="Times New Roman1"/>
    </style:style>
    <style:style style:name="P49" style:family="paragraph" style:parent-style-name="Heading_20_2">
      <style:paragraph-properties fo:margin-top="0.1665in" fo:margin-bottom="0.0835in" fo:text-align="start" style:justify-single-word="false" fo:break-before="page" style:writing-mode="lr-tb"/>
      <style:text-properties style:font-name="Times New Roman1"/>
    </style:style>
    <style:style style:name="P50" style:family="paragraph" style:parent-style-name="Heading_20_2">
      <style:paragraph-properties fo:text-align="start" style:justify-single-word="false" style:writing-mode="lr-tb"/>
    </style:style>
    <style:style style:name="P51" style:family="paragraph" style:parent-style-name="Heading_20_2">
      <style:paragraph-properties fo:text-align="justify" style:justify-single-word="false" style:writing-mode="lr-tb"/>
    </style:style>
    <style:style style:name="P52" style:family="paragraph" style:parent-style-name="Heading_20_2">
      <style:paragraph-properties fo:text-align="start" style:justify-single-word="false" fo:break-before="page" style:writing-mode="lr-tb"/>
    </style:style>
    <style:style style:name="P53" style:family="paragraph" style:parent-style-name="Heading_20_2">
      <style:paragraph-properties fo:margin-left="0in" fo:margin-right="0in" fo:text-align="start" style:justify-single-word="false" fo:text-indent="0in" style:auto-text-indent="false" style:writing-mode="lr-tb"/>
    </style:style>
    <style:style style:name="P54" style:family="paragraph" style:parent-style-name="Heading_20_2">
      <style:paragraph-properties fo:margin-left="0in" fo:margin-right="0in" fo:text-align="justify" style:justify-single-word="false" fo:text-indent="0in" style:auto-text-indent="false" style:writing-mode="lr-tb"/>
    </style:style>
    <style:style style:name="P55" style:family="paragraph" style:parent-style-name="Heading_20_3">
      <style:paragraph-properties fo:margin-left="0in" fo:margin-right="0in" fo:text-align="start" style:justify-single-word="false" fo:text-indent="0in" style:auto-text-indent="false" style:writing-mode="lr-tb"/>
    </style:style>
    <style:style style:name="P56" style:family="paragraph" style:parent-style-name="Heading_20_3">
      <style:paragraph-properties fo:text-align="start" style:justify-single-word="false" style:writing-mode="lr-tb"/>
    </style:style>
    <style:style style:name="P57" style:family="paragraph" style:parent-style-name="Heading_20_3">
      <style:paragraph-properties fo:text-align="start" style:justify-single-word="false" style:writing-mode="lr-tb"/>
      <style:text-properties fo:background-color="transparent"/>
    </style:style>
    <style:style style:name="P58" style:family="paragraph" style:parent-style-name="Contents_20_4">
      <style:paragraph-properties>
        <style:tab-stops>
          <style:tab-stop style:position="6.1028in" style:type="right" style:leader-style="dotted" style:leader-text="."/>
        </style:tab-stops>
      </style:paragraph-properties>
    </style:style>
    <style:style style:name="P59" style:family="paragraph" style:parent-style-name="Contents_20_1">
      <style:paragraph-properties>
        <style:tab-stops>
          <style:tab-stop style:position="6.6925in" style:type="right" style:leader-style="dotted" style:leader-text="."/>
        </style:tab-stops>
      </style:paragraph-properties>
    </style:style>
    <style:style style:name="P60" style:family="paragraph" style:parent-style-name="Contents_20_2">
      <style:paragraph-properties>
        <style:tab-stops>
          <style:tab-stop style:position="6.4957in" style:type="right" style:leader-style="dotted" style:leader-text="."/>
        </style:tab-stops>
      </style:paragraph-properties>
    </style:style>
    <style:style style:name="P61" style:family="paragraph" style:parent-style-name="Contents_20_3">
      <style:paragraph-properties>
        <style:tab-stops>
          <style:tab-stop style:position="6.2992in" style:type="right" style:leader-style="dotted" style:leader-text="."/>
        </style:tab-stops>
      </style:paragraph-properties>
    </style:style>
    <style:style style:name="P62" style:family="paragraph">
      <style:paragraph-properties fo:text-align="center"/>
    </style:style>
    <style:style style:name="P63" style:family="paragraph">
      <style:paragraph-properties fo:text-align="center"/>
      <style:text-properties fo:font-size="12pt" style:font-size-asian="12pt" style:font-size-complex="12pt"/>
    </style:style>
    <style:style style:name="P64" style:family="paragraph">
      <style:paragraph-properties fo:text-align="start"/>
    </style:style>
    <style:style style:name="P65" style:family="paragraph">
      <style:paragraph-properties fo:text-align="center"/>
      <style:text-properties fo:font-size="10pt" style:font-size-asian="10pt" style:font-size-complex="10pt"/>
    </style:style>
    <style:style style:name="P66" style:family="paragraph">
      <style:paragraph-properties fo:margin-left="0in" fo:margin-right="0in" fo:margin-top="0in" fo:margin-bottom="0in" fo:line-height="100%" fo:text-align="start" fo:text-indent="0in" style:writing-mode="lr-tb"/>
    </style:style>
    <style:style style:name="P67" style:family="paragraph">
      <style:paragraph-properties fo:margin-left="0in" fo:margin-right="0in" fo:margin-top="0in" fo:margin-bottom="0in" fo:line-height="100%" fo:text-align="start" fo:text-indent="0in" style:writing-mode="lr-tb"/>
      <style:text-properties style:use-window-font-color="true" style:text-outline="false" style:text-line-through-style="none" style:font-name="Liberation Sans" fo:font-size="9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9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69" style:family="paragraph">
      <style:paragraph-properties fo:margin-left="0in" fo:margin-right="0in" fo:margin-top="0in" fo:margin-bottom="0in" fo:line-height="100%" fo:text-align="center" fo:text-indent="0in"/>
    </style:style>
    <style:style style:name="P70"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2pt" fo:font-style="normal" fo:text-shadow="none" style:text-underline-style="none" fo:font-weight="normal"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font-relief="none"/>
    </style:style>
    <style:style style:name="P71"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1" fo:font-size="12pt" fo:font-style="normal" fo:text-shadow="none" style:text-underline-style="none" fo:font-weight="normal"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font-relief="none"/>
    </style:style>
    <style:style style:name="P7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74" style:family="paragraph">
      <style:paragraph-properties fo:margin-left="0in" fo:margin-right="0in" fo:margin-top="0in" fo:margin-bottom="0in" fo:line-height="100%" fo:text-indent="0in"/>
    </style:style>
    <style:style style:name="P75" style:family="paragraph">
      <style:paragraph-properties fo:margin-left="0in" fo:margin-right="0in" fo:margin-top="0in" fo:margin-bottom="0in" fo:line-height="100%" fo:text-indent="0in"/>
      <style:text-properties style:use-window-font-color="true" style:text-outline="false" style:text-line-through-style="none" style:font-name="Times New Roman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76" style:family="paragraph">
      <style:paragraph-properties text:enable-numbering="false" fo:margin-left="0in" fo:margin-right="0in" fo:margin-top="0in" fo:margin-bottom="0in" fo:line-height="100%" fo:text-align="center" fo:text-indent="0in"/>
    </style:style>
    <style:style style:name="P77"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1" fo:font-size="12pt" fo:font-style="normal" fo:text-shadow="none" style:text-underline-style="none" fo:font-weight="normal"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font-relief="none"/>
    </style:style>
    <style:style style:name="P7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1" style:family="text">
      <style:text-properties fo:background-color="transparent"/>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fo:background-color="transparent"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style:font-name="Liberation Serif" fo:font-size="12pt" style:text-underline-style="none" fo:font-weight="normal" fo:background-color="transparent" style:font-size-asian="12pt" style:font-weight-asian="normal" style:font-size-complex="12pt" style:font-weight-complex="normal"/>
    </style:style>
    <style:style style:name="T6" style:family="text">
      <style:text-properties style:font-name="Liberation Serif" fo:font-size="12pt" fo:background-color="transparent" style:font-size-asian="12pt" style:font-size-complex="12pt"/>
    </style:style>
    <style:style style:name="T7" style:family="text">
      <style:text-properties fo:font-style="italic" style:text-underline-style="none" fo:font-weight="normal" fo:background-color="transparent"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style:font-name="Times New Roman1"/>
    </style:style>
    <style:style style:name="T10" style:family="text">
      <style:text-properties style:font-name="Times New Roman1" fo:font-style="italic"/>
    </style:style>
    <style:style style:name="T11" style:family="text">
      <style:text-properties style:font-name-asian="Lucida Sans Unicode" style:font-name-complex="Tahoma"/>
    </style:style>
    <style:style style:name="T12" style:family="text">
      <style:text-properties fo:font-size="10pt" style:font-size-asian="10pt" style:font-size-complex="10pt"/>
    </style:style>
    <style:style style:name="T13" style:family="text">
      <style:text-properties fo:font-size="10pt" fo:font-style="italic" fo:background-color="transparent" style:font-size-asian="10pt" style:font-style-asian="italic" style:font-size-complex="10pt" style:font-style-complex="italic"/>
    </style:style>
    <style:style style:name="T14" style:family="text">
      <style:text-properties fo:font-size="12pt" style:font-size-asian="12pt" style:font-size-complex="12pt"/>
    </style:style>
    <style:style style:name="T15" style:family="text">
      <style:text-properties style:use-window-font-color="true" style:text-outline="false" style:text-line-through-style="none" style:font-name="Liberation Sans" fo:font-size="9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16" style:family="text">
      <style:text-properties style:use-window-font-color="true" style:text-outline="false" style:text-line-through-style="none" style:font-name="Times New Roman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17" style:family="text">
      <style:text-properties style:use-window-font-color="true" style:text-outline="false" style:text-line-through-style="none" style:font-name="Times New Roman1" fo:font-size="12pt" fo:font-style="normal" fo:text-shadow="none" style:text-underline-style="none" fo:font-weight="normal"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font-relief="none"/>
    </style:style>
    <style:style style:name="T18" style:family="text">
      <style:text-properties style:use-window-font-color="true" style:text-outline="false" style:text-line-through-style="none" style:font-name="Times New Roman1" fo:font-size="9pt" fo:font-style="normal" fo:text-shadow="none" style:text-underline-style="none" fo:font-weight="normal" style:letter-kerning="true" style:font-name-asian="DejaVu LGC Sans" style:font-size-asian="9pt" style:font-style-asian="normal" style:font-weight-asian="normal" style:font-name-complex="DejaVu LGC Sans" style:font-size-complex="9pt" style:font-style-complex="normal" style:font-weight-complex="normal" style:text-emphasize="none" style:font-relief="none"/>
    </style:style>
    <style:style style:name="T19" style:family="text">
      <style:text-properties style:use-window-font-color="true" style:text-outline="false" style:text-line-through-style="none" style:font-name="Liberation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0201in" draw:marker-start-width="0.1701in" draw:marker-end-width="0.1701in" draw:fill="solid" draw:fill-color="#ffffff" draw:textarea-horizontal-align="center" draw:textarea-vertical-align="middle" fo:padding-top="0.0098in" fo:padding-bottom="0.0098in" fo:padding-left="0.0098in" fo:padding-right="0.0098in" draw:shadow-offset-x="0.1201in" draw:shadow-offset-y="0.1201in" style:run-through="foreground"/>
    </style:style>
    <style:style style:name="gr3" style:family="graphic">
      <style:graphic-properties svg:stroke-width="0.0201in" draw:marker-start-width="0.1701in" draw:marker-end-width="0.1701in" draw:fill="solid" draw:fill-color="#ffffff" draw:textarea-horizontal-align="center" draw:textarea-vertical-align="middle" fo:padding-top="0.0098in" fo:padding-bottom="0.0098in" fo:padding-left="0.0098in" fo:padding-right="0.0098in" draw:shadow-offset-x="0.1201in" draw:shadow-offset-y="0.1201in" style:run-through="foreground"/>
    </style:style>
    <style:style style:name="gr4" style:family="graphic">
      <style:graphic-properties svg:stroke-width="0.0201in" draw:marker-start-width="0.1701in" draw:marker-end-width="0.1701in" draw:fill="solid" draw:fill-color="#ffffff" draw:textarea-horizontal-align="left" draw:textarea-vertical-align="bottom" fo:padding-top="0.0098in" fo:padding-bottom="0.0098in" fo:padding-left="0.0098in" fo:padding-right="0.0098in" draw:shadow-offset-x="0.1201in" draw:shadow-offset-y="0.1201in" style:run-through="foreground"/>
    </style:style>
    <style:style style:name="gr5" style:family="graphic">
      <style:graphic-properties svg:stroke-width="0.0201in" draw:marker-start-width="0.1701in" draw:marker-end-width="0.1701in" draw:fill="none" draw:textarea-horizontal-align="center" draw:textarea-vertical-align="middle" fo:padding-top="0.0098in" fo:padding-bottom="0.0098in" fo:padding-left="0.0098in" fo:padding-right="0.0098in" style:run-through="foreground"/>
    </style:style>
    <style:style style:name="gr6" style:family="graphic">
      <style:graphic-properties svg:stroke-width="0.0098in" draw:marker-start="Symmetric_20_Arrow" draw:marker-start-width="0.1201in" draw:marker-end="" draw:marker-end-width="0.1201in" draw:textarea-horizontal-align="center" draw:textarea-vertical-align="middle" fo:padding-top="0.0047in" fo:padding-bottom="0.0047in" fo:padding-left="0.0047in" fo:padding-right="0.0047in" style:run-through="foreground"/>
    </style:style>
    <style:style style:name="gr7" style:family="graphic">
      <style:graphic-properties svg:stroke-width="0.0098in" draw:marker-start="" draw:marker-start-width="0.1201in" draw:marker-end="Symmetric_20_Arrow" draw:marker-end-width="0.1201in" draw:textarea-horizontal-align="left" draw:textarea-vertical-align="middle" fo:padding-top="0.0047in" fo:padding-bottom="0.0047in" fo:padding-left="0.0047in" fo:padding-right="0.0047in" style:run-through="foreground"/>
    </style:style>
    <style:style style:name="gr8" style:family="graphic">
      <style:graphic-properties svg:stroke-width="0.0098in" draw:marker-start="Symmetric_20_Arrow" draw:marker-start-width="0.1201in" draw:marker-end="Symmetric_20_Arrow" draw:marker-end-width="0.1201in" draw:textarea-horizontal-align="center" draw:textarea-vertical-align="middle" fo:padding-top="0.0047in" fo:padding-bottom="0.0047in" fo:padding-left="0.0047in" fo:padding-right="0.0047in" style:run-through="foreground"/>
    </style:style>
    <style:style style:name="gr9" style:family="graphic">
      <style:graphic-properties draw:stroke="dash" draw:stroke-dash="Fine_20_Dashed" svg:stroke-width="0.0098in" draw:marker-start-width="0.1701in" draw:marker-end-width="0.1701in" draw:textarea-horizontal-align="left" draw:textarea-vertical-align="middle" fo:padding-top="0.0047in" fo:padding-bottom="0.0047in" fo:padding-left="0.0047in" fo:padding-right="0.0047in" style:run-through="foreground"/>
    </style:style>
    <style:style style:name="gr1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01in" svg:stroke-color="#000000" draw:marker-start="" draw:marker-start-width="0.15in" draw:marker-start-center="false" draw:marker-end="Arrowheads_20_1" draw:marker-end-width="0.0098in" draw:marker-end-center="false" draw:stroke-linejoin="miter" draw:fill="solid" draw:fill-color="#ffffff" draw:textarea-horizontal-align="left" draw:textarea-vertical-align="top" draw:auto-grow-height="false" draw:auto-grow-width="false" fo:padding-top="0.0547in" fo:padding-bottom="0.0547in" fo:padding-left="0.1047in" fo:padding-right="0.1047in" fo:wrap-option="wrap" draw:shadow="hidden" draw:shadow-offset-x="0.1181in" draw:shadow-offset-y="0.1181in" draw:shadow-color="#808080" style:run-through="foreground"/>
    </style:style>
    <style:style style:name="gr12" style:family="graphic">
      <style:graphic-properties draw:stroke="solid" svg:stroke-width="0.0201in" svg:stroke-color="#000000" draw:marker-start="" draw:marker-start-width="0.15in" draw:marker-start-center="false" draw:marker-end="Arrowheads_20_1" draw:marker-end-width="0.0098in" draw:marker-end-center="false" draw:stroke-linejoin="miter" draw:fill="solid" draw:fill-color="#ffffff" draw:textarea-horizontal-align="justify" draw:textarea-vertical-align="middle" draw:auto-grow-height="false" draw:auto-grow-width="false" fo:padding-top="0.0547in" fo:padding-bottom="0.0547in" fo:padding-left="0.1047in" fo:padding-right="0.1047in" fo:wrap-option="wrap" draw:shadow="hidden" draw:shadow-offset-x="0.1181in" draw:shadow-offset-y="0.1181in" draw:shadow-color="#808080" style:run-through="foreground"/>
    </style:style>
    <style:style style:name="gr13" style:family="graphic">
      <style:graphic-properties draw:stroke="dash" draw:stroke-dash="Dash_20_4" svg:stroke-width="0.0201in" svg:stroke-color="#000000" draw:marker-start="" draw:marker-start-width="0.15in" draw:marker-start-center="false" draw:marker-end="Arrowheads_20_1" draw:marker-end-width="0.0098in" draw:marker-end-center="false" draw:stroke-linejoin="miter" draw:fill="solid" draw:fill-color="#ffffff" draw:textarea-horizontal-align="justify" draw:textarea-vertical-align="middle" draw:auto-grow-height="false" draw:auto-grow-width="false" fo:padding-top="0.0547in" fo:padding-bottom="0.0547in" fo:padding-left="0.1047in" fo:padding-right="0.1047in" fo:wrap-option="wrap"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Arrowheads_20_1"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Arrowheads_20_1" draw:marker-end-width="0.1181in" draw:marker-end-center="false" draw:fill="solid" draw:fill-color="#ffffff" draw:textarea-horizontal-align="left"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dash" draw:stroke-dash="Ultrafine_20_Dashe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0201in" svg:stroke-color="#000000" draw:marker-start="" draw:marker-start-width="0.15in" draw:marker-start-center="false" draw:marker-end="" draw:marker-end-width="0.15in" draw:marker-end-center="false" draw:fill="solid" draw:fill-color="#ffffff"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19" style:family="graphic">
      <style:graphic-properties draw:stroke="solid" svg:stroke-width="0.0201in" svg:stroke-color="#000000" draw:marker-start="" draw:marker-start-width="0.15in" draw:marker-start-center="false" draw:marker-end="" draw:marker-end-width="0.15in" draw:marker-end-center="false" draw:fill="solid" draw:fill-color="#ffffff" draw:textarea-horizontal-align="left" draw:textarea-vertical-align="top" draw:auto-grow-height="false" fo:padding-top="0.0591in" fo:padding-bottom="0.0591in" fo:padding-left="0.1083in" fo:padding-right="0.1083in" draw:shadow="hidden" draw:shadow-offset-x="0.1181in" draw:shadow-offset-y="0.1181in" draw:shadow-color="#808080" style:run-through="foreground"/>
    </style:style>
    <style:style style:name="gr20" style:family="graphic">
      <style:graphic-properties draw:stroke="solid" svg:stroke-width="0.0201in" svg:stroke-color="#000000" draw:marker-start="" draw:marker-start-width="0.15in" draw:marker-start-center="false" draw:marker-end="" draw:marker-end-width="0.15in" draw:marker-end-center="false" draw:fill="none" draw:fill-color="#99ccff"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21" style:family="graphic">
      <style:graphic-properties draw:stroke="solid" svg:stroke-width="0.0201in" svg:stroke-color="#000000" draw:marker-start="" draw:marker-start-width="0.15in" draw:marker-start-center="false" draw:marker-end="" draw:marker-end-width="0.15in" draw:marker-end-center="false" draw:fill="solid" draw:fill-color="#c0c0c0"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22" style:family="graphic">
      <style:graphic-properties draw:stroke="solid" svg:stroke-width="0in" svg:stroke-color="#000000" draw:marker-start="Symmetric_20_Arrow"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0201in" svg:stroke-color="#000000" draw:marker-start="" draw:marker-start-width="0.15in" draw:marker-start-center="false" draw:marker-end="" draw:marker-end-width="0.15in" draw:marker-end-center="false" draw:fill="solid" draw:fill-color="#ffffff"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24" style:family="graphic">
      <style:graphic-properties draw:stroke="solid" svg:stroke-width="0.0201in" svg:stroke-color="#000000" draw:marker-start="" draw:marker-start-width="0.15in" draw:marker-start-center="false" draw:marker-end="" draw:marker-end-width="0.15in" draw:marker-end-center="false" draw:fill="solid" draw:fill-color="#ffffff" draw:textarea-horizontal-align="left" draw:textarea-vertical-align="top" draw:auto-grow-height="false" fo:padding-top="0.0591in" fo:padding-bottom="0.0591in" fo:padding-left="0.1083in" fo:padding-right="0.1083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0201in" svg:stroke-color="#000000" draw:marker-start="" draw:marker-start-width="0.1083in" draw:marker-start-center="false" draw:marker-end="" draw:marker-end-width="0.1083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vertical-pos="from-top" style:vertical-rel="paragraph" style:horizontal-pos="from-left" style:horizontal-rel="paragraph"/>
    </style:style>
    <style:style style:name="gr28" style:family="graphic">
      <style:graphic-properties draw:stroke="solid" svg:stroke-width="0in" svg:stroke-color="#000000" draw:marker-start="Symmetric_20_Arrow"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29" style:family="graphic">
      <style:graphic-properties draw:stroke="solid" svg:stroke-width="0.0201in" svg:stroke-color="#000000" draw:marker-start="" draw:marker-start-width="0.1083in" draw:marker-start-center="false" draw:marker-end="" draw:marker-end-width="0.1083in" draw:marker-end-center="false" draw:fill="none" draw:fill-color="#99ccff" draw:textarea-horizontal-align="left" draw:textarea-vertical-align="top" fo:padding-top="0.0591in" fo:padding-bottom="0.0591in" fo:padding-left="0.1083in" fo:padding-right="0.1083in" draw:shadow="hidden" draw:shadow-offset-x="0.1181in" draw:shadow-offset-y="0.1181in" draw:shadow-color="#808080" style:run-through="foreground" style:vertical-pos="from-top" style:vertical-rel="paragraph" style:horizontal-pos="from-left" style:horizontal-rel="paragraph"/>
    </style:style>
    <style:style style:name="gr30" style:family="graphic">
      <style:graphic-properties draw:stroke="solid" svg:stroke-width="0.0201in" svg:stroke-color="#000000" draw:marker-start="" draw:marker-start-width="0.1083in" draw:marker-start-center="false" draw:marker-end="" draw:marker-end-width="0.1083in" draw:marker-end-center="false" draw:fill="none" draw:fill-color="#99ccff" draw:textarea-horizontal-align="left" draw:textarea-vertical-align="bottom" fo:padding-top="0.0591in" fo:padding-bottom="0.0591in" fo:padding-left="0.1083in" fo:padding-right="0.1083in" draw:shadow="hidden" draw:shadow-offset-x="0.1181in" draw:shadow-offset-y="0.1181in" draw:shadow-color="#808080" style:run-through="foreground" style:vertical-pos="from-top" style:vertical-rel="paragraph" style:horizontal-pos="from-left" style:horizontal-rel="paragraph"/>
    </style:style>
    <style:style style:name="gr31" style:family="graphic">
      <style:graphic-properties draw:stroke="solid" svg:stroke-width="0.0201in" svg:stroke-color="#000000" draw:marker-start="" draw:marker-start-width="0.1083in" draw:marker-start-center="false" draw:marker-end="" draw:marker-end-width="0.1083in" draw:marker-end-center="false" draw:fill="none" draw:fill-color="#99ccff" draw:textarea-vertical-align="middle" draw:auto-grow-height="false" fo:min-height="0.2953in" fo:min-width="0.1965in" fo:padding-top="0.0591in" fo:padding-bottom="0.0591in" fo:padding-left="0.1083in" fo:padding-right="0.1083in" draw:shadow="hidden" draw:shadow-offset-x="0.1181in" draw:shadow-offset-y="0.1181in" draw:shadow-color="#808080" style:run-through="foreground" style:vertical-pos="from-top" style:vertical-rel="paragraph" style:horizontal-pos="from-left" style:horizontal-rel="paragraph"/>
    </style:style>
    <style:style style:name="gr32" style:family="graphic">
      <style:graphic-properties draw:stroke="solid" svg:stroke-width="0in" svg:stroke-color="#000000" draw:marker-start="Symmetric_20_Arrow"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33" style:family="graphic">
      <style:graphic-properties draw:stroke="solid" svg:stroke-width="0.0201in" svg:stroke-color="#000000" draw:marker-start="" draw:marker-start-width="0.1083in" draw:marker-start-center="false" draw:marker-end="" draw:marker-end-width="0.1083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4" style:family="graphic">
      <style:graphic-properties draw:stroke="solid" svg:stroke-width="0.0201in" svg:stroke-color="#000000" draw:marker-start="" draw:marker-start-width="0.1083in" draw:marker-start-center="false" draw:marker-end="" draw:marker-end-width="0.1083in" draw:marker-end-center="false" draw:fill="none" draw:fill-color="#99ccff" draw:textarea-horizontal-align="left" draw:textarea-vertical-align="bottom" fo:padding-top="0.0591in" fo:padding-bottom="0.0591in" fo:padding-left="0.1083in" fo:padding-right="0.1083in" draw:shadow="hidden" draw:shadow-offset-x="0.1181in" draw:shadow-offset-y="0.1181in" draw:shadow-color="#808080" style:run-through="foreground"/>
    </style:style>
    <style:style style:name="gr35" style:family="graphic">
      <style:graphic-properties draw:stroke="solid" svg:stroke-width="0in" svg:stroke-color="#000000" draw:marker-start=""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solid" svg:stroke-width="0.0201in" svg:stroke-color="#000000" draw:marker-start="" draw:marker-start-width="0.1083in" draw:marker-start-center="false" draw:marker-end="" draw:marker-end-width="0.1083in" draw:marker-end-center="false" draw:fill="none" draw:fill-color="#99ccff" draw:textarea-horizontal-align="left" draw:textarea-vertical-align="top" fo:padding-top="0.0591in" fo:padding-bottom="0.0591in" fo:padding-left="0.1083in" fo:padding-right="0.1083in" draw:shadow="hidden" draw:shadow-offset-x="0.1181in" draw:shadow-offset-y="0.1181in" draw:shadow-color="#808080" style:run-through="foreground"/>
    </style:style>
    <style:style style:name="gr37" style:family="graphic">
      <style:graphic-properties draw:stroke="solid" svg:stroke-width="0.0201in" svg:stroke-color="#000000" draw:marker-start="" draw:marker-start-width="0.1083in" draw:marker-start-center="false" draw:marker-end="" draw:marker-end-width="0.1083in" draw:marker-end-center="false" draw:fill="none" draw:fill-color="#99ccff" draw:textarea-vertical-align="middle" draw:auto-grow-height="false" fo:min-height="0.2953in" fo:min-width="0.1965in" fo:padding-top="0.0591in" fo:padding-bottom="0.0591in" fo:padding-left="0.1083in" fo:padding-right="0.1083in" draw:shadow="hidden" draw:shadow-offset-x="0.1181in" draw:shadow-offset-y="0.1181in" draw:shadow-color="#808080" style:run-through="foreground"/>
    </style:style>
    <style:style style:name="gr38" style:family="graphic">
      <style:graphic-properties draw:stroke="solid" svg:stroke-width="0in" svg:stroke-color="#000000" draw:marker-start=""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Spice for Newbies</text:p>
      <text:p text:style-name="P7">Draft</text:p>
      <text:p text:style-name="P8"/>
      <text:p text:style-name="P8"/>
      <text:p text:style-name="P8"/>
      <text:p text:style-name="P8"/>
      <text:p text:style-name="P10"><text:s/><text:span text:style-name="T12"><text:s/>Copyright © 2009 Red Hat, Inc.</text:span></text:p>
      <text:p text:style-name="P11"><text:s text:c="2"/>Licensed under a Creative Commons Attribution-Share Alike 3.0</text:p>
      <text:p text:style-name="P11"><text:s text:c="2"/>United States License (see</text:p>
      <text:p text:style-name="P9"><text:span text:style-name="T13"><text:s text:c="2"/></text:span><text:a xlink:type="simple" xlink:href="http://creativecommons.org/licenses/by-sa/3.0/us/legalcode"><text:span text:style-name="T13">http://creativecommons.org/licenses/by-sa/3.0/us/legalcode</text:span></text:a><text:span text:style-name="T13">).</text:span></text:p>
      <text:p text:style-name="P21"/>
      <text:p text:style-name="P21"/>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9"><text:s/>1 Introduction<text:tab/>2</text:p>
          <text:p text:style-name="P59"><text:s/>2 Basic Architecture<text:tab/>2</text:p>
          <text:p text:style-name="P60"><text:s/>2.1 Graphic Commands Flow<text:tab/>2</text:p>
          <text:p text:style-name="P60"><text:s/>2.2 Agent Commands Flow<text:tab/>3</text:p>
          <text:p text:style-name="P60"><text:s/>2.3 Spice Client<text:tab/>4</text:p>
          <text:p text:style-name="P61"><text:s/>2.3.1 Client Basic Structure<text:tab/>4</text:p>
          <text:p text:style-name="P61"><text:s/>2.3.2 Client Classes<text:tab/>4</text:p>
          <text:p text:style-name="P58"><text:s/>2.3.2.1 Channels<text:tab/>4</text:p>
          <text:p text:style-name="P58"><text:s/>2.3.2.2 Screens and Windows<text:tab/>5</text:p>
          <text:p text:style-name="P60"><text:s/>2.4 Spice Server<text:tab/>5</text:p>
          <text:p text:style-name="P61"><text:s/>2.4.1 Server Structure<text:tab/>6</text:p>
          <text:p text:style-name="P58"><text:s/>2.4.1.1 Red Server (reds.c)<text:tab/>6</text:p>
          <text:p text:style-name="P58"><text:s/>2.4.1.2 Graphics subsystem<text:tab/>7</text:p>
          <text:p text:style-name="P60"><text:s/>2.5 Spice Protocol<text:tab/>8</text:p>
          <text:p text:style-name="P60"><text:s/>2.6 QXL Device<text:tab/>8</text:p>
          <text:p text:style-name="P60"><text:s/>2.7 QXL Guest Drivers<text:tab/>8</text:p>
          <text:p text:style-name="P60"><text:s/>2.8 Spice Agent<text:tab/>9</text:p>
          <text:p text:style-name="P59"><text:s/>3 Features<text:tab/>9</text:p>
          <text:p text:style-name="P60"><text:s/>3.1 Graphic Commands<text:tab/>9</text:p>
          <text:p text:style-name="P60"><text:s/>3.2 Hardware Acceleration<text:tab/>9</text:p>
          <text:p text:style-name="P60"><text:s/>3.3 Image Compression<text:tab/>9</text:p>
          <text:p text:style-name="P60"><text:s/>3.4 Video Compression<text:tab/>10</text:p>
          <text:p text:style-name="P60"><text:s/>3.5 Caching<text:tab/>10</text:p>
          <text:p text:style-name="P60"><text:s/>3.6 Mouse Modes<text:tab/>10</text:p>
          <text:p text:style-name="P60"><text:s/>3.7 Multiple Monitors<text:tab/>10</text:p>
          <text:p text:style-name="P60"><text:s/>3.8 2-way Audio and Lip-sync<text:tab/>11</text:p>
          <text:p text:style-name="P60"><text:s/>3.9 Hardware Cursor<text:tab/>11</text:p>
          <text:p text:style-name="P60"><text:s/>3.10 Live Migration<text:tab/>11</text:p>
          <text:p text:style-name="P60"><text:s/>3.11 WAN optimizations<text:tab/>11</text:p>
          <text:p text:style-name="P60"><text:s/>3.12 Copy and Paste<text:tab/>11</text:p>
          <text:p text:style-name="P59"><text:s/>4 References<text:tab/>11</text:p>
        </text:index-body>
      </text:table-of-content>
      <text:h text:style-name="P44" text:outline-level="1"><text:soft-page-break/>Introduction</text:h>
      <text:p text:style-name="P1">Spice is an open remote computing solution, providing client access to remote machine display and devices (e.g., keyboard, mouse, audio, usb). Spice achieves a user experience similar to an interaction with a local machine, while trying to offload most of the intensive CPU and GPU tasks to the client. <text:s/>Spice is suitable for both LAN and WAN usage, without compromising on the user experience.</text:p>
      <text:h text:style-name="P45" text:outline-level="1">Basic Architecture</text:h>
      <text:p text:style-name="P23">Spice basic building blocks are the Spice protocol, Spice server and Spice client. Spice-related components include the QXL device and guest QXL driver.</text:p>
      <text:h text:style-name="P47" text:outline-level="2">Graphic Commands Flow</text:h>
      <text:p text:style-name="P2"><draw:g text:anchor-type="paragraph" draw:z-index="21" draw:style-name="gr10"><draw:rect draw:style-name="gr33" draw:text-style-name="P77" xml:id="id41" draw:id="id41" svg:width="1.2504in" svg:height="0.2504in" svg:x="0.4126in" svg:y="0.3886in"><text:p text:style-name="P76"><text:span text:style-name="T17">User Application</text:span></text:p></draw:rect><draw:rect draw:style-name="gr33" draw:text-style-name="P77" xml:id="id42" draw:id="id42" svg:width="1.2504in" svg:height="0.2504in" svg:x="0.4126in" svg:y="0.8886in"><text:p text:style-name="P76"><text:span text:style-name="T17">GDI/X Engine</text:span></text:p></draw:rect><draw:rect draw:style-name="gr34" draw:text-style-name="P77" xml:id="id43" draw:id="id43" svg:width="1.2504in" svg:height="0.6898in" svg:x="0.4126in" svg:y="1.3886in"><text:p text:style-name="P76"><text:span text:style-name="T17">QXL Driver</text:span></text:p></draw:rect><draw:connector draw:style-name="gr35" draw:text-style-name="P78" draw:type="line" svg:x1="1.0374in" svg:y1="0.6386in" svg:x2="1.0374in" svg:y2="0.8886in" draw:start-shape="id41" draw:start-glue-point="2" draw:end-shape="id42" draw:end-glue-point="0" svg:d="m2635 1622v635"><text:p/></draw:connector><draw:connector draw:style-name="gr35" draw:text-style-name="P78" draw:type="line" svg:x1="1.0374in" svg:y1="1.1386in" svg:x2="1.0374in" svg:y2="1.3886in" draw:start-shape="id42" draw:start-glue-point="2" draw:end-shape="id43" draw:end-glue-point="0" svg:d="m2635 2892v635"><text:p/></draw:connector><draw:rect draw:style-name="gr33" draw:text-style-name="P77" xml:id="id44" draw:id="id44" svg:width="1.0713in" svg:height="0.2504in" svg:x="0.5012in" svg:y="1.4937in"><text:p text:style-name="P76"><text:span text:style-name="T17">GDI/X to QXL</text:span></text:p></draw:rect><draw:rect draw:style-name="gr36" draw:text-style-name="P77" svg:width="1.4724in" svg:height="2.137in" svg:x="0.3055in" svg:y="0.0839in"><text:p text:style-name="P76"><text:span text:style-name="T17">Guest OS</text:span></text:p></draw:rect><draw:rect draw:style-name="gr36" draw:text-style-name="P77" svg:width="3.1185in" svg:height="2.5315in" svg:x="1.9098in" svg:y="0.0839in"><text:p text:style-name="P76"><text:span text:style-name="T17">QEMU</text:span></text:p></draw:rect><draw:rect draw:style-name="gr34" draw:text-style-name="P77" svg:width="1.4114in" svg:height="1.1031in" svg:x="2.0083in" svg:y="1.3913in"><text:p text:style-name="P76"><text:span text:style-name="T17">QXL Device</text:span></text:p></draw:rect><draw:rect draw:style-name="gr33" draw:text-style-name="P77" xml:id="id45" draw:id="id45" svg:width="1.1406in" svg:height="0.2504in" svg:x="2.1319in" svg:y="1.4937in"><text:p text:style-name="P76"><text:span text:style-name="T17">Commands Ring</text:span></text:p></draw:rect><draw:rect draw:style-name="gr33" draw:text-style-name="P77" xml:id="id51" draw:id="id51" svg:width="1.1453in" svg:height="0.2504in" svg:x="2.1272in" svg:y="1.9528in"><text:p text:style-name="P76"><text:span text:style-name="T17">Release Ring</text:span></text:p></draw:rect><draw:connector draw:style-name="gr35" draw:text-style-name="P78" draw:type="line" svg:x1="1.572in" svg:y1="1.6185in" svg:x2="2.1319in" svg:y2="1.6185in" draw:start-shape="id44" draw:start-glue-point="1" draw:end-shape="id45" draw:end-glue-point="3" svg:d="m3993 4111h1422"><text:p/></draw:connector><draw:rect draw:style-name="gr34" draw:text-style-name="P77" svg:width="1.3717in" svg:height="2.0004in" svg:x="3.5382in" svg:y="0.4957in"><text:p text:style-name="P76"><text:span text:style-name="T17">libspice</text:span></text:p></draw:rect><draw:rect draw:style-name="gr33" draw:text-style-name="P77" xml:id="id49" draw:id="id49" svg:width="1.1406in" svg:height="0.2504in" svg:x="3.6547in" svg:y="0.6039in"><text:p text:style-name="P76"><text:span text:style-name="T17">QXL to Red</text:span></text:p></draw:rect><draw:rect draw:style-name="gr33" draw:text-style-name="P77" xml:id="id48" draw:id="id48" svg:width="1.1453in" svg:height="0.2504in" svg:x="3.6571in" svg:y="1.9492in"><text:p text:style-name="P76"><text:span text:style-name="T17">Display Tree</text:span></text:p></draw:rect><draw:rect draw:style-name="gr33" draw:text-style-name="P77" xml:id="id47" draw:id="id47" svg:width="1.1406in" svg:height="0.2504in" svg:x="3.6598in" svg:y="1.0354in"><text:p text:style-name="P76"><text:span text:style-name="T17">Send Queue</text:span></text:p></draw:rect><draw:custom-shape draw:style-name="gr37" draw:text-style-name="P78" xml:id="id46" draw:id="id46" svg:width="0.2504in" svg:height="0.2504in" svg:x="4.102in" svg:y="1.4909in"><text:p/><draw:enhanced-geometry svg:viewBox="0 0 21600 21600" draw:glue-points="10800 0 3160 3160 0 10800 3160 18440 10800 21600 18440 18440 21600 10800 18440 3160" draw:text-areas="3200 3200 18400 18400" draw:type="ellipse" draw:enhanced-path="U 10800 10800 10800 10800 0 360 Z N"/></draw:custom-shape><draw:connector draw:style-name="gr35" draw:text-style-name="P78" draw:type="line" svg:x1="3.272in" svg:y1="1.6185in" svg:x2="4.102in" svg:y2="1.6157in" draw:start-shape="id45" draw:start-glue-point="1" draw:end-shape="id46" draw:end-glue-point="6" svg:d="m8311 4111 2108-7"><text:p/></draw:connector><draw:connector draw:style-name="gr38" draw:text-style-name="P78" draw:type="line" svg:x1="4.2272in" svg:y1="1.4909in" svg:x2="4.2299in" svg:y2="1.2854in" draw:start-shape="id46" draw:start-glue-point="4" draw:end-shape="id47" draw:end-glue-point="2" svg:d="m10737 3787 7-522"><text:p text:style-name="P76"><text:span text:style-name="T19"><text:s/></text:span></text:p></draw:connector><draw:connector draw:style-name="gr35" draw:text-style-name="P78" draw:type="line" svg:x1="4.2272in" svg:y1="1.7409in" svg:x2="4.2291in" svg:y2="1.9492in" draw:start-shape="id46" draw:start-glue-point="8" draw:end-shape="id48" draw:end-glue-point="0" svg:d="m10737 4422 5 529"><text:p/></draw:connector><draw:connector draw:style-name="gr38" draw:text-style-name="P78" draw:type="line" svg:x1="4.2295in" svg:y1="1.035in" svg:x2="4.2248in" svg:y2="0.8539in" draw:start-shape="id47" draw:start-glue-point="0" draw:end-shape="id49" draw:end-glue-point="2" svg:d="m10743 2629-12-460"><text:p text:style-name="P76"><text:span text:style-name="T19"><text:s/></text:span></text:p></draw:connector><draw:rect draw:style-name="gr33" draw:text-style-name="P77" xml:id="id50" draw:id="id50" svg:width="1.0016in" svg:height="0.2504in" svg:x="5.3071in" svg:y="0.6039in"><text:p text:style-name="P76"><text:span text:style-name="T17">Spice Client</text:span></text:p></draw:rect><draw:rect draw:style-name="gr36" draw:text-style-name="P77" svg:width="1.228in" svg:height="0.887in" svg:x="5.1591in" svg:y="0.0839in"><text:p text:style-name="P76"><text:span text:style-name="T17">Client OS</text:span></text:p></draw:rect><draw:connector draw:style-name="gr38" draw:text-style-name="P78" draw:type="line" svg:x1="4.7953in" svg:y1="0.7291in" svg:x2="5.3071in" svg:y2="0.7291in" draw:start-shape="id49" draw:start-glue-point="1" draw:end-shape="id50" svg:d="m12180 1852h1300"><text:p text:style-name="P76"><text:span text:style-name="T19"><text:s/></text:span></text:p></draw:connector><draw:connector draw:style-name="gr35" draw:text-style-name="P78" draw:type="line" svg:x1="3.6571in" svg:y1="2.074in" svg:x2="3.272in" svg:y2="2.0776in" draw:start-shape="id48" draw:start-glue-point="3" draw:end-shape="id51" draw:end-glue-point="1" svg:d="m9289 5268-978 9"><text:p/></draw:connector><draw:connector draw:style-name="gr35" draw:text-style-name="P78" draw:type="curve" svg:x1="2.1272in" svg:y1="2.0776in" svg:x2="1.0374in" svg:y2="2.078in" draw:start-shape="id51" draw:start-glue-point="3" draw:end-shape="id43" draw:end-glue-point="2" svg:d="m5403 5277c-884 0-736 264-1207 462s-1561 328-1561-461"><text:p/></draw:connector></draw:g></text:p>
      <text:p text:style-name="P2">The above figure shows the basic Spice architecture and guest-to-client data flow of graphic commands, when using libspice with QEMU. libspice can be used by any other VDI<text:reference-ref text:reference-format="text" text:ref-name="[2]">[2]</text:reference-ref><text:span text:style-name="T1"> </text:span>compatible host applicat<text:span text:style-name="T1">ion as well</text:span>. Graphic commands data flow starts by a user application requesting the OS graphic engine (X or GDI) to perform a rendering operation. The graphic engine passes the commands to the QXL driver, which translates the OS commands to QXL commands and pushes them into a command ring. The command ring resides in the device memory. libspice pulls the commands from the ring and adds them to graphic commands tree. The graphic commands tree contains the set of commands, whose execution will reproduce the display content. The tree is used by libspice to optimize commands transmission to the client by dropping commands hidden by other commands. The commands tree is also used for video stream detection. libspice also maintains a queue of commands to be sent to the client, for <text:s/>updating its display. When a command is pulled from the queue for transmission to the client, it is translated into Spice protocol messages. Commands removed from the tree, are removed from the send queue as well. When a command is no longer required by libspice, it is pushed into the device release ring. The driver uses this ring for releasing commands resources. When a client receives a graphic command it uses the command to update the display.</text:p>
      <text:p text:style-name="P2"/>
      <text:h text:style-name="P48" text:outline-level="2" text:is-list-header="true"/>
      <text:h text:style-name="P49" text:outline-level="2">Agent Commands Flow</text:h>
      <text:p text:style-name="P1"><draw:rect text:anchor-type="paragraph" draw:z-index="3" draw:style-name="gr27" draw:text-style-name="P77" xml:id="id34" draw:id="id34" svg:width="1.2504in" svg:height="0.2504in" svg:x="0.3909in" svg:y="0.3882in"><text:p text:style-name="P76"><text:span text:style-name="T17">Spice Agent</text:span></text:p></draw:rect><draw:connector text:anchor-type="paragraph" draw:z-index="4" draw:style-name="gr28" draw:text-style-name="P78" draw:type="line" svg:x1="-3.6543in" svg:y1="0.6382in" svg:x2="-3.6516in" svg:y2="0.9071in" draw:start-shape="id34" draw:start-glue-point="2" draw:end-shape="id35" draw:end-glue-point="0" svg:d="m-9283 1621 7 683"><text:p/></draw:connector><draw:rect text:anchor-type="paragraph" draw:z-index="5" draw:style-name="gr27" draw:text-style-name="P77" xml:id="id35" draw:id="id35" svg:width="1.2504in" svg:height="0.2504in" svg:x="0.3937in" svg:y="0.9071in"><text:p text:style-name="P76"><text:span text:style-name="T17">Virtio-serial Driver</text:span></text:p></draw:rect><draw:rect text:anchor-type="paragraph" draw:z-index="6" draw:style-name="gr29" draw:text-style-name="P77" svg:width="1.5142in" svg:height="1.1921in" svg:x="0.2839in" svg:y="0.0835in"><text:p text:style-name="P76"><text:span text:style-name="T17">Guest OS</text:span></text:p></draw:rect><draw:rect text:anchor-type="paragraph" draw:z-index="7" draw:style-name="gr29" draw:text-style-name="P77" svg:width="3.1185in" svg:height="1.9598in" svg:x="1.8882in" svg:y="0.0835in"><text:p text:style-name="P76"><text:span text:style-name="T17">QEMU</text:span></text:p></draw:rect><draw:rect text:anchor-type="paragraph" draw:z-index="8" draw:style-name="gr30" draw:text-style-name="P77" svg:width="1.4122in" svg:height="0.8657in" svg:x="1.9543in" svg:y="0.7181in"><text:p text:style-name="P76"><text:span text:style-name="T17">Virtio-serial Device</text:span></text:p></draw:rect><draw:rect text:anchor-type="paragraph" draw:z-index="9" draw:style-name="gr27" draw:text-style-name="P77" xml:id="id36" draw:id="id36" svg:width="1.1406in" svg:height="0.4106in" svg:x="2.1102in" svg:y="0.8217in"><text:p text:style-name="P76"><text:span text:style-name="T17">Input/Output</text:span></text:p><text:p text:style-name="P76"><text:span text:style-name="T17">Rings</text:span></text:p></draw:rect><draw:connector text:anchor-type="paragraph" draw:z-index="10" draw:style-name="gr28" draw:text-style-name="P78" draw:type="line" svg:x1="-7.1661in" svg:y1="10.4555in" svg:x2="-6.6996in" svg:y2="10.45in" draw:start-shape="id35" draw:start-glue-point="1" draw:end-shape="id36" draw:end-glue-point="3" svg:d="m-18203 26557 1185-14"><text:p/></draw:connector><draw:rect text:anchor-type="paragraph" draw:z-index="11" draw:style-name="gr30" draw:text-style-name="P77" svg:width="1.4213in" svg:height="1.6843in" svg:x="3.5165in" svg:y="0.2591in"><text:p text:style-name="P76"><text:span text:style-name="T17">libspice</text:span></text:p></draw:rect><draw:rect text:anchor-type="paragraph" draw:z-index="12" draw:style-name="gr27" draw:text-style-name="P77" xml:id="id38" draw:id="id38" svg:width="1.1823in" svg:height="0.2504in" svg:x="3.6335in" svg:y="0.3673in"><text:p text:style-name="P76"><text:span text:style-name="T17">Client Messages</text:span></text:p></draw:rect><draw:rect text:anchor-type="paragraph" draw:z-index="13" draw:style-name="gr27" draw:text-style-name="P77" xml:id="id39" draw:id="id39" svg:width="1.1878in" svg:height="0.2685in" svg:x="3.6354in" svg:y="1.411in"><text:p text:style-name="P76"><text:span text:style-name="T17">Server Messages</text:span></text:p></draw:rect><draw:custom-shape text:anchor-type="paragraph" draw:z-index="14" draw:style-name="gr31" draw:text-style-name="P78" xml:id="id37" draw:id="id37" svg:width="0.2504in" svg:height="0.2504in" svg:x="4.1028in" svg:y="0.898in"><text:p/><draw:enhanced-geometry svg:viewBox="0 0 21600 21600" draw:glue-points="10800 0 3160 3160 0 10800 3160 18440 10800 21600 18440 18440 21600 10800 18440 3160" draw:text-areas="3200 3200 18400 18400" draw:type="ellipse" draw:enhanced-path="U 10800 10800 10800 10800 0 360 Z N"/></draw:custom-shape><draw:connector text:anchor-type="paragraph" draw:z-index="15" draw:style-name="gr28" draw:text-style-name="P78" draw:type="line" svg:x1="0.0319in" svg:y1="10.45in" svg:x2="0.8839in" svg:y2="10.4465in" draw:start-shape="id36" draw:start-glue-point="1" draw:end-shape="id37" draw:end-glue-point="6" svg:d="m81 26543 2164-9"><text:p/></draw:connector><draw:connector text:anchor-type="paragraph" draw:z-index="16" draw:style-name="gr32" draw:text-style-name="P78" draw:type="line" svg:x1="2.2327in" svg:y1="10.3217in" svg:x2="2.2291in" svg:y2="10.0409in" draw:start-shape="id37" draw:start-glue-point="4" draw:end-shape="id38" draw:end-glue-point="2" svg:d="m5671 26217-9-713"><text:p text:style-name="P76"><text:span text:style-name="T19"><text:s/></text:span></text:p></draw:connector><draw:connector text:anchor-type="paragraph" draw:z-index="17" draw:style-name="gr28" draw:text-style-name="P78" draw:type="line" svg:x1="2.239in" svg:y1="10.5717in" svg:x2="2.2402in" svg:y2="10.835in" draw:start-shape="id37" draw:start-glue-point="8" draw:end-shape="id39" draw:end-glue-point="0" svg:d="m5687 26852 3 669"><text:p/></draw:connector><draw:rect text:anchor-type="paragraph" draw:z-index="18" draw:style-name="gr27" draw:text-style-name="P77" xml:id="id40" draw:id="id40" svg:width="1.0016in" svg:height="0.2504in" svg:x="5.2854in" svg:y="0.3673in"><text:p text:style-name="P76"><text:span text:style-name="T17">Spice Client</text:span></text:p></draw:rect><draw:rect text:anchor-type="paragraph" draw:z-index="19" draw:style-name="gr29" draw:text-style-name="P77" svg:width="1.228in" svg:height="0.887in" svg:x="5.1374in" svg:y="0.0835in"><text:p text:style-name="P76"><text:span text:style-name="T17">Client OS</text:span></text:p></draw:rect><draw:connector text:anchor-type="paragraph" draw:z-index="20" draw:style-name="gr32" draw:text-style-name="P78" draw:type="line" svg:x1="5.3791in" svg:y1="9.9161in" svg:x2="5.8492in" svg:y2="9.9161in" draw:start-shape="id38" draw:start-glue-point="1" draw:end-shape="id40" svg:d="m13663 25187h1194"><text:p text:style-name="P76"><text:span text:style-name="T19"><text:s/></text:span></text:p></draw:connector></text:p>
      <text:p text:style-name="P1"/>
      <text:p text:style-name="P1"/>
      <text:p text:style-name="P1"/>
      <text:p text:style-name="P1"/>
      <text:p text:style-name="P1"/>
      <text:p text:style-name="P1"/>
      <text:p text:style-name="P1"/>
      <text:p text:style-name="P1">Spice agent is a software module executed in the guest. Spice server and client use the agent for tasks that need to be performed in the guest context, such as configuring the guest display settings. The figure above shows the Spice client and server communication with the agent using VDIPort device and guest driver. Messages can be generated by the client (e.g., configuration of the guest display settings), the server (e.g., mouse motion), and the agent (e.g., configuration ack). The driver communicates with the device using its input and output rings. Client and server generated messages are written to the same write queue in the server and are later written to the device output ring. Messages are read from the device input ring to the server read buffer. The message port determines whether the message <text:s/>should be handled by the server or forwarded to the client.</text:p>
      <text:p text:style-name="P1"/>
      <text:h text:style-name="P50" text:outline-level="2" text:is-list-header="true"/>
      <text:h text:style-name="P52" text:outline-level="2">Spice Client</text:h>
      <text:p text:style-name="P22">Spice cross-platform (Linux &amp; Windows) client is the interface for the end user. </text:p>
      <text:h text:style-name="P55" text:outline-level="3">Client Basic Structure</text:h>
      <text:p text:style-name="P5"><draw:g text:anchor-type="paragraph" draw:z-index="1" draw:style-name="gr10"><draw:frame draw:style-name="gr11" draw:text-style-name="P67" xml:id="id5" draw:id="id5" svg:width="1.224in" svg:height="1.3878in" svg:x="2.1161in" svg:y="1.752in"><draw:text-box><text:p text:style-name="P66"><text:span text:style-name="T15">RedClient</text:span></text:p><text:p text:style-name="P66"><text:span text:style-name="T15"/></text:p><text:p text:style-name="P66"><text:span text:style-name="T15"/></text:p><text:p text:style-name="P66"><text:span text:style-name="T15"/></text:p><text:p text:style-name="P66"><text:span text:style-name="T15"/></text:p></draw:text-box></draw:frame><draw:frame draw:style-name="gr11" draw:text-style-name="P67" svg:width="1.2606in" svg:height="1.6531in" svg:x="0.2835in" svg:y="1.2465in"><draw:text-box><text:p text:style-name="P66"><text:span text:style-name="T15">Application</text:span></text:p><text:p text:style-name="P66"><text:span text:style-name="T15"/></text:p><text:p text:style-name="P66"><text:span text:style-name="T15"/></text:p></draw:text-box></draw:frame><draw:frame draw:style-name="gr11" draw:text-style-name="P67" xml:id="id9" draw:id="id9" svg:width="1.0795in" svg:height="0.8886in" svg:x="2.2146in" svg:y="3.2075in"><draw:text-box><text:p text:style-name="P66"><text:span text:style-name="T15">RedScreen</text:span></text:p><text:p text:style-name="P66"><text:span text:style-name="T15"/></text:p></draw:text-box></draw:frame><draw:frame draw:style-name="gr12" draw:text-style-name="P67" xml:id="id13" draw:id="id13" svg:width="1.3752in" svg:height="0.2378in" svg:x="2.8142in" svg:y="0.9563in"><draw:text-box><text:p text:style-name="P66"><text:span text:style-name="T15">RedChannel</text:span></text:p></draw:text-box></draw:frame><draw:frame draw:style-name="gr12" draw:text-style-name="P67" xml:id="id14" draw:id="id14" svg:width="1.3858in" svg:height="0.2551in" svg:x="2.8087in" svg:y="0.528in"><draw:text-box><text:p text:style-name="P66"><text:span text:style-name="T15">RedChannelBase</text:span></text:p></draw:text-box></draw:frame><draw:frame draw:style-name="gr12" draw:text-style-name="P67" xml:id="id15" draw:id="id15" svg:width="1.3807in" svg:height="0.2634in" svg:x="2.8114in" svg:y="0.1in"><draw:text-box><text:p text:style-name="P66"><text:span text:style-name="T15">RedPeer</text:span></text:p></draw:text-box></draw:frame><draw:frame draw:style-name="gr12" draw:text-style-name="P67" xml:id="id1" draw:id="id1" svg:width="1.2949in" svg:height="0.335in" svg:x="3.7209in" svg:y="1.4846in"><draw:text-box><text:p text:style-name="P66"><text:span text:style-name="T15">DisplayChannel</text:span></text:p></draw:text-box></draw:frame><draw:frame draw:style-name="gr12" draw:text-style-name="P67" xml:id="id17" draw:id="id17" svg:width="1.3087in" svg:height="0.335in" svg:x="3.7209in" svg:y="1.9063in"><draw:text-box><text:p text:style-name="P66"><text:span text:style-name="T15">InputsChannel</text:span></text:p></draw:text-box></draw:frame><draw:frame draw:style-name="gr12" draw:text-style-name="P67" xml:id="id3" draw:id="id3" svg:width="1.3161in" svg:height="0.335in" svg:x="3.7209in" svg:y="2.328in"><draw:text-box><text:p text:style-name="P66"><text:span text:style-name="T15">CursorChannel</text:span></text:p></draw:text-box></draw:frame><draw:frame draw:style-name="gr12" draw:text-style-name="P67" xml:id="id18" draw:id="id18" svg:width="1.3087in" svg:height="0.335in" svg:x="3.7209in" svg:y="2.7484in"><draw:text-box><text:p text:style-name="P66"><text:span text:style-name="T15">PlaybackChannel</text:span></text:p></draw:text-box></draw:frame><draw:frame draw:style-name="gr12" draw:text-style-name="P67" xml:id="id19" draw:id="id19" svg:width="1.3087in" svg:height="0.335in" svg:x="3.7209in" svg:y="3.1701in"><draw:text-box><text:p text:style-name="P66"><text:span text:style-name="T15">RecordChannel</text:span></text:p></draw:text-box></draw:frame><draw:frame draw:style-name="gr12" draw:text-style-name="P67" xml:id="id20" draw:id="id20" svg:width="1.1268in" svg:height="0.3752in" svg:x="4.8673in" svg:y="3.7228in"><draw:text-box><text:p text:style-name="P66"><text:span text:style-name="T15">RedWindow_p</text:span></text:p></draw:text-box></draw:frame><draw:frame draw:style-name="gr12" draw:text-style-name="P67" xml:id="id10" draw:id="id10" svg:width="1.0217in" svg:height="0.3752in" svg:x="4.2217in" svg:y="4.5362in"><draw:text-box><text:p text:style-name="P66"><text:span text:style-name="T15">RedWindow</text:span></text:p></draw:text-box></draw:frame><draw:frame draw:style-name="gr12" draw:text-style-name="P67" xml:id="id11" draw:id="id11" svg:width="1.0606in" svg:height="0.376in" svg:x="3.5579in" svg:y="3.722in"><draw:text-box><text:p text:style-name="P66"><text:span text:style-name="T15">RedDrawable</text:span></text:p></draw:text-box></draw:frame><draw:frame draw:style-name="gr13" draw:text-style-name="P67" svg:width="0.8567in" svg:height="0.376in" svg:x="0.4209in" svg:y="3.7201in"><draw:text-box><text:p text:style-name="P66"><text:span text:style-name="T15">Platform</text:span></text:p></draw:text-box></draw:frame><draw:frame draw:style-name="gr12" draw:text-style-name="P67" xml:id="id2" draw:id="id2" svg:width="1.0224in" svg:height="0.376in" svg:x="4.8079in" svg:y="0.8201in"><draw:text-box><text:p text:style-name="P66"><text:span text:style-name="T15">ScreenLayer</text:span></text:p></draw:text-box></draw:frame><draw:frame draw:style-name="gr12" draw:text-style-name="P67" xml:id="id7" draw:id="id7" svg:width="0.8287in" svg:height="0.3752in" svg:x="0.4209in" svg:y="3.0272in"><draw:text-box><text:p text:style-name="P66"><text:span text:style-name="T15">Monitor</text:span></text:p></draw:text-box></draw:frame><draw:connector draw:style-name="gr14" draw:text-style-name="P68" svg:x1="5.0154in" svg:y1="1.652in" svg:x2="5.3189in" svg:y2="1.1957in" draw:start-shape="id1" draw:start-glue-point="1" draw:end-shape="id2" draw:end-glue-point="2" svg:d="m12739 4196h771v-1159"><text:p/></draw:connector><draw:connector draw:style-name="gr14" draw:text-style-name="P68" svg:x1="5.037in" svg:y1="2.4953in" svg:x2="5.3193in" svg:y2="1.1957in" draw:start-shape="id3" draw:start-glue-point="1" draw:end-shape="id2" draw:end-glue-point="2" svg:d="m12794 6338h717v-3301"><text:p/></draw:connector><draw:rect draw:style-name="gr15" draw:text-style-name="P68" xml:id="id12" draw:id="id12" svg:width="0.7504in" svg:height="0.2504in" svg:x="2.2937in" svg:y="3.7402in"><text:p text:style-name="P69"><text:span text:style-name="T15">window</text:span></text:p></draw:rect><draw:rect draw:style-name="gr15" draw:text-style-name="P68" svg:width="1.0004in" svg:height="0.2504in" svg:x="2.2272in" svg:y="2.0091in"><text:p text:style-name="P69"><text:span text:style-name="T15">channels</text:span></text:p></draw:rect><draw:rect draw:style-name="gr15" draw:text-style-name="P68" svg:width="1.0004in" svg:height="0.2504in" svg:x="2.2272in" svg:y="2.5091in"><text:p text:style-name="P69"><text:span text:style-name="T15">pixmap cache</text:span></text:p></draw:rect><draw:rect draw:style-name="gr15" draw:text-style-name="P68" svg:width="1.0004in" svg:height="0.2504in" svg:x="2.2272in" svg:y="2.2591in"><text:p text:style-name="P69"><text:span text:style-name="T15">factories</text:span></text:p></draw:rect><draw:rect draw:style-name="gr15" draw:text-style-name="P68" xml:id="id16" draw:id="id16" svg:width="0.7504in" svg:height="0.2504in" svg:x="2.2937in" svg:y="3.4902in"><text:p text:style-name="P69"><text:span text:style-name="T15">layers</text:span></text:p></draw:rect><draw:rect draw:style-name="gr16" draw:text-style-name="P68" svg:width="1.0512in" svg:height="0.2504in" svg:x="0.3882in" svg:y="2.5665in"><text:p text:style-name="P69"><text:span text:style-name="T15">active_screen</text:span></text:p></draw:rect><draw:rect draw:style-name="gr16" draw:text-style-name="P68" svg:width="1.0512in" svg:height="0.2504in" svg:x="0.3882in" svg:y="2.3165in"><text:p text:style-name="P69"><text:span text:style-name="T15">main_screen</text:span></text:p></draw:rect><draw:rect draw:style-name="gr15" draw:text-style-name="P68" svg:width="1.0004in" svg:height="0.2504in" svg:x="2.2272in" svg:y="2.7591in"><text:p text:style-name="P69"><text:span text:style-name="T15">migrate</text:span></text:p></draw:rect><draw:rect draw:style-name="gr16" draw:text-style-name="P68" xml:id="id8" draw:id="id8" svg:width="1.0512in" svg:height="0.2504in" svg:x="0.3882in" svg:y="1.8165in"><text:p text:style-name="P69"><text:span text:style-name="T15">screens</text:span></text:p></draw:rect><draw:rect draw:style-name="gr16" draw:text-style-name="P68" xml:id="id6" draw:id="id6" svg:width="1.0512in" svg:height="0.2504in" svg:x="0.3882in" svg:y="2.0665in"><text:p text:style-name="P69"><text:span text:style-name="T15">monitors_list</text:span></text:p></draw:rect><draw:rect draw:style-name="gr16" draw:text-style-name="P68" xml:id="id4" draw:id="id4" svg:width="1.0512in" svg:height="0.2504in" svg:x="0.3882in" svg:y="1.5665in"><text:p text:style-name="P69"><text:span text:style-name="T15">client</text:span></text:p></draw:rect><draw:connector draw:style-name="gr17" draw:text-style-name="P68" svg:x1="1.439in" svg:y1="1.6917in" svg:x2="2.1161in" svg:y2="2.4457in" draw:start-shape="id4" draw:start-glue-point="1" draw:end-shape="id5" svg:d="m3655 4297h848v1915h872"><text:p/></draw:connector><draw:connector draw:style-name="gr17" draw:text-style-name="P68" svg:x1="1.4394in" svg:y1="2.1917in" svg:x2="1.2496in" svg:y2="3.2146in" draw:start-shape="id6" draw:start-glue-point="1" draw:end-shape="id7" draw:end-glue-point="1" svg:d="m3656 5567h501v2598h-983"><text:p/></draw:connector><draw:connector draw:style-name="gr17" draw:text-style-name="P68" svg:x1="1.439in" svg:y1="1.9417in" svg:x2="2.2146in" svg:y2="3.6516in" draw:start-shape="id8" draw:start-glue-point="1" draw:end-shape="id9" svg:d="m3655 4932h973v4343h997"><text:p/></draw:connector><draw:connector draw:style-name="gr14" draw:text-style-name="P68" svg:x1="4.7323in" svg:y1="4.5362in" svg:x2="4.0878in" svg:y2="4.098in" draw:start-shape="id10" draw:start-glue-point="0" draw:end-shape="id11" draw:end-glue-point="2" svg:d="m12020 11522v-556h-1637v-557"><text:p/></draw:connector><draw:connector draw:style-name="gr17" draw:text-style-name="P68" draw:line-skew="-0.176in" svg:x1="3.0437in" svg:y1="3.8654in" svg:x2="4.2217in" svg:y2="4.7236in" draw:start-shape="id12" draw:start-glue-point="1" draw:end-shape="id10" draw:end-glue-point="3" svg:d="m7731 9818h1036v2180h1956"><text:p/></draw:connector><draw:connector draw:style-name="gr14" draw:text-style-name="P68" svg:x1="3.5016in" svg:y1="0.9563in" svg:x2="3.5008in" svg:y2="0.7827in" draw:start-shape="id13" draw:start-glue-point="0" draw:end-shape="id14" draw:end-glue-point="2" svg:d="m8894 2429v-221h-2v-220"><text:p/></draw:connector><draw:connector draw:style-name="gr14" draw:text-style-name="P68" svg:x1="3.5008in" svg:y1="0.528in" svg:x2="3.5016in" svg:y2="0.3634in" draw:start-shape="id14" draw:start-glue-point="0" draw:end-shape="id15" draw:end-glue-point="2" svg:d="m8892 1341v-209h2v-209"><text:p/></draw:connector><draw:connector draw:style-name="gr14" draw:text-style-name="P68" svg:x1="3.7209in" svg:y1="1.652in" svg:x2="3.5016in" svg:y2="1.1937in" draw:start-shape="id1" draw:start-glue-point="3" draw:end-shape="id13" draw:end-glue-point="2" svg:d="m9451 4196h-557v-1164"><text:p/></draw:connector><draw:connector draw:style-name="gr17" draw:text-style-name="P68" svg:x1="3.0437in" svg:y1="3.6154in" svg:x2="5.8299in" svg:y2="1.0075in" draw:start-shape="id16" draw:start-glue-point="1" draw:end-shape="id2" draw:end-glue-point="1" svg:d="m7731 9183h7602v-6624h-525"><text:p/></draw:connector><draw:connector draw:style-name="gr14" draw:text-style-name="P68" svg:x1="3.7209in" svg:y1="2.0736in" svg:x2="3.5016in" svg:y2="1.1937in" draw:start-shape="id17" draw:start-glue-point="3" draw:end-shape="id13" draw:end-glue-point="2" svg:d="m9451 5267h-557v-2235"><text:p/></draw:connector><draw:connector draw:style-name="gr14" draw:text-style-name="P68" svg:x1="3.7209in" svg:y1="2.4953in" svg:x2="3.5016in" svg:y2="1.1937in" draw:start-shape="id3" draw:start-glue-point="3" draw:end-shape="id13" draw:end-glue-point="2" svg:d="m9451 6338h-557v-3306"><text:p/></draw:connector><draw:connector draw:style-name="gr14" draw:text-style-name="P68" svg:x1="3.7209in" svg:y1="2.9161in" svg:x2="3.5016in" svg:y2="1.1937in" draw:start-shape="id18" draw:start-glue-point="3" draw:end-shape="id13" draw:end-glue-point="2" svg:d="m9451 7407h-557v-4375"><text:p/></draw:connector><draw:connector draw:style-name="gr14" draw:text-style-name="P68" svg:x1="3.7209in" svg:y1="3.3374in" svg:x2="3.5016in" svg:y2="1.1937in" draw:start-shape="id19" draw:start-glue-point="3" draw:end-shape="id13" draw:end-glue-point="2" svg:d="m9451 8477h-557v-5445"><text:p/></draw:connector><draw:connector draw:style-name="gr14" draw:text-style-name="P68" svg:x1="2.728in" svg:y1="1.752in" svg:x2="3.5016in" svg:y2="1.1937in" draw:start-shape="id5" draw:start-glue-point="0" draw:end-shape="id13" draw:end-glue-point="2" svg:d="m6929 4450v-709h1965v-709"><text:p/></draw:connector><draw:connector draw:style-name="gr14" draw:text-style-name="P68" svg:x1="4.7319in" svg:y1="4.5362in" svg:x2="5.4307in" svg:y2="4.098in" draw:start-shape="id10" draw:start-glue-point="0" draw:end-shape="id20" draw:end-glue-point="2" svg:d="m12019 11522v-556h1775v-557"><text:p/></draw:connector></draw:g></text:p>
      <text:h text:style-name="P56" text:outline-level="3">Client Classes</text:h>
      <text:p text:style-name="P19">Following is an introduction to the key classes of the Spice client. For having a clean cross-platform structure, Spice defines generic interfaces, keeping their platform-specific implementation in parallel directories. One such generic interface is the Platform class, defining many low-level services such as timer and cursor operations.</text:p>
      <text:p text:style-name="P19"/>
      <text:p text:style-name="P13"><text:span text:style-name="T8">Application</text:span> is the main class, which contains and controls the client, monitors and screens. It handles general application functionality such as parsing command line arguments, running the main message loop, <text:s/>handling events (connection, disconnection, error, etc.), <text:s/>redirection of mouse events to input handler, toggling full screen mode, etc.</text:p>
      <text:h text:style-name="P42" text:outline-level="4">Channels</text:h>
      <text:list xml:id="list1168282650" text:style-name="L1">
        <text:list-header>
          <text:p text:style-name="P25">The client and server communicate via channels. Each channel type is dedicated to a specific type of data. Each channel uses a dedicated TCP socket, and it can be secured (using SSL) or unsecured. On the client side each channel has a dedicated thread, so different QoS can be given to each one by differentiating their thread priority.</text:p>
        </text:list-header>
      </text:list>
      <text:p text:style-name="P13"/>
      <text:p text:style-name="P13"><text:soft-page-break/><text:span text:style-name="T4">RedClient</text:span><text:span text:style-name="T2"> serves as the main channel. It owns all the other instantiated channels and controls them </text:span><text:span text:style-name="T2">(creating channels using their factory, connecting, disconnecting, etc.), and handles control, configuration and migration (using the Migrate class). </text:span></text:p>
      <text:p text:style-name="P16"/>
      <text:list xml:id="list1543850786" text:continue-numbering="true" text:style-name="L1">
        <text:list-header>
          <text:p text:style-name="P26">The ancestors of all the channels are:</text:p>
        </text:list-header>
      </text:list>
      <text:list xml:id="list1874624553" text:style-name="WW8Num9">
        <text:list-item>
          <text:list>
            <text:list-item>
              <text:p text:style-name="P28">RedPeer – socket wrapper for secured and unsecured communication, providing infrastructures such as connect, disconnect, close, send, receive, and socket swapping for migration. It defines generic message classes: InMessages, CompoundInMessage and OutMessage. All messages include type, size and data.</text:p>
            </text:list-item>
            <text:list-item>
              <text:p text:style-name="P28">RedChannelBase – inherits RedPeer, provides the basic functionality for establishing channel connectivity with the server and support for channel capability exchange with the server. </text:p>
            </text:list-item>
            <text:list-item>
              <text:p text:style-name="P28">RedChannel – inherits RedChannelBase. This class is the parent of all instantiated channels. Handles sending outgoing messages and dispatching incoming messages. RedChannel thread runs an event loop with various event sources (e.g., send and abort triggers). The channel socket is added as an event source for triggering Spice messages sending and receiving.</text:p>
            </text:list-item>
          </text:list>
        </text:list-item>
      </text:list>
      <text:p text:style-name="P14"/>
      <text:p text:style-name="P15">The available channels are:</text:p>
      <text:list xml:id="list1274226419" text:continue-list="list1874624553" text:style-name="WW8Num9">
        <text:list-item>
          <text:list>
            <text:list-item text:start-value="1">
              <text:p text:style-name="P27">Main - implemented by RedClient (see above).</text:p>
            </text:list-item>
            <text:list-item>
              <text:p text:style-name="P28">DisplayChannel - handles <text:span text:style-name="T2">graphic commands, images and video streams</text:span><text:span text:style-name="T2">.</text:span></text:p>
            </text:list-item>
            <text:list-item>
              <text:p text:style-name="P28">InputsChannel - <text:span text:style-name="T2">keyboard and mouse inputs</text:span><text:span text:style-name="T2">.</text:span></text:p>
            </text:list-item>
            <text:list-item>
              <text:p text:style-name="P28">CursorChannel - <text:span text:style-name="T2">pointer device position, visibility and cursor shape</text:span><text:span text:style-name="T2">.</text:span></text:p>
            </text:list-item>
            <text:list-item>
              <text:p text:style-name="P28">PlaybackChannel - <text:span text:style-name="T2">audio received from the server to be played by the client </text:span><text:span text:style-name="T2">.</text:span></text:p>
            </text:list-item>
            <text:list-item>
              <text:p text:style-name="P28">RecordChannel - <text:span text:style-name="T2">audio capture</text:span><text:span text:style-name="T2">d</text:span><text:span text:style-name="T2"> on the client side</text:span><text:span text:style-name="T2">.</text:span></text:p>
            </text:list-item>
          </text:list>
        </text:list-item>
      </text:list>
      <text:p text:style-name="P14"/>
      <text:p text:style-name="P14"><text:span text:style-name="T2">Channel</text:span>Factory is the base class for all channel factories. Each channel registers its specific factory for enabling <text:span text:style-name="T2">RedClient to create channels by c</text:span>hannel type.</text:p>
      <text:h text:style-name="P43" text:outline-level="4">Screens and Windows</text:h>
      <text:list xml:id="list2135496587" text:continue-list="list1274226419" text:style-name="WW8Num9">
        <text:list-item>
          <text:list>
            <text:list-item text:start-value="1">
              <text:p text:style-name="P28">ScreenLayer – screen layer is attached to specific screen, providing operations on rectangle areas (set, clear, update, invalidate, etc.). Layers are z-ordered (e.g., cursor is above display).</text:p>
            </text:list-item>
            <text:list-item>
              <text:p text:style-name="P28">RedScreen – implements the screen logic and controls the window, using the screen layers (e.g., display, cursor) for displaying its content.</text:p>
            </text:list-item>
          </text:list>
        </text:list-item>
      </text:list>
      <text:p text:style-name="P14"/>
      <text:list xml:id="list283079813" text:continue-list="list2135496587" text:style-name="WW8Num9">
        <text:list-item>
          <text:list>
            <text:list-item text:start-value="1">
              <text:p text:style-name="P28">RedDrawable – platform-specific implementation of basic pixmap. It supports basic rendering operations (e.g., copy, blend, combine).</text:p>
            </text:list-item>
            <text:list-item>
              <text:p text:style-name="P28">RedWindow_p – platform-specific window data and methods.</text:p>
            </text:list-item>
            <text:list-item>
              <text:p text:style-name="P28">RedWindow – inherits RedDrawable and RedWindow_p. Cross-platform implementation of basic window state and functionality (e.g., show, hide, move, minimize, set title, set cursor etc.).</text:p>
            </text:list-item>
          </text:list>
        </text:list-item>
      </text:list>
      <text:h text:style-name="P50" text:outline-level="2">Spice Server</text:h>
      <text:p text:style-name="P1">Spice server is implemented in libspice, a Virtual Device Interface (VDI) pluggable library. VDI provides a standard way to publish interfaces of virtual devices by a software component. This enables other software components to interact with these devices. For more information, refer to <text:reference-ref text:reference-format="text" text:ref-name="[2]">[2]</text:reference-ref>.<text:span text:style-name="T1"> </text:span>From one side, the server communicates with a remote client using the Spice protocol. From the other side, it interacts with the VDI host application (e.g., QEMU). </text:p>
      <text:p text:style-name="P1">For display remoting purposes the server maintains a commands queue and a tree for managing the current objects dependencies and hidings. QXL commands are processed and translated to Spice protocol commands sent to the client.</text:p>
      <text:p text:style-name="P6">Spice always attempts to pass the rendering tasks to the client, thus leveraging its hardware acceleration abilities. Rendering on the host side, by software or GPU, is done as a last result. The <text:soft-page-break/>Spice server keeps guest graphic commands that compose the current image. It releases a command only when it is completely covered by other commands and there are no dependencies on it, or when we need to render the command to the frame buffer. The two main reasons that trigger drawing to the frame buffer are (1) Running out of resources; (2) The guest needs to read from the frame buffer.</text:p>
      <text:h text:style-name="P57" text:outline-level="3">Server Structure</text:h>
      <text:p text:style-name="P3"><draw:g text:anchor-type="paragraph" draw:z-index="2" draw:style-name="gr10"><draw:custom-shape draw:style-name="gr18" draw:text-style-name="P70" svg:width="0.8567in" svg:height="0.4386in" svg:x="0.8252in" svg:y="1.0354in"><text:p/><draw:enhanced-geometry svg:viewBox="0 0 21600 21600" draw:mirror-horizontal="false" draw:mirror-vertical="false" draw:type="rectangle" draw:enhanced-path="M 0 0 L 21600 0 21600 21600 0 21600 0 0 Z N"/></draw:custom-shape><draw:custom-shape draw:style-name="gr18" draw:text-style-name="P70" svg:width="0.8567in" svg:height="0.4386in" svg:x="2.1402in" svg:y="1.0354in"><text:p/><draw:enhanced-geometry svg:viewBox="0 0 21600 21600" draw:mirror-horizontal="false" draw:mirror-vertical="false" draw:type="rectangle" draw:enhanced-path="M 0 0 L 21600 0 21600 21600 0 21600 0 0 Z N"/></draw:custom-shape><draw:custom-shape draw:style-name="gr19" draw:text-style-name="P70" svg:width="2.0421in" svg:height="1.5012in" svg:x="3.5047in" svg:y="0.3547in"><text:p/><draw:enhanced-geometry svg:viewBox="0 0 21600 21600" draw:mirror-horizontal="false" draw:mirror-vertical="false" draw:type="rectangle" draw:enhanced-path="M 0 0 L 21600 0 21600 21600 0 21600 0 0 Z N"/></draw:custom-shape><draw:custom-shape draw:style-name="gr18" draw:text-style-name="P70" svg:width="0.8567in" svg:height="0.4378in" svg:x="2.2134in" svg:y="1.0929in"><text:p/><draw:enhanced-geometry svg:viewBox="0 0 21600 21600" draw:mirror-horizontal="false" draw:mirror-vertical="false" draw:type="rectangle" draw:enhanced-path="M 0 0 L 21600 0 21600 21600 0 21600 0 0 Z N"/></draw:custom-shape><draw:custom-shape draw:style-name="gr20" draw:text-style-name="P71" xml:id="id23" draw:id="id23" svg:width="0.8906in" svg:height="2.3217in" svg:x="0.9598in" svg:y="2.2945in"><text:p text:style-name="P69"><text:span text:style-name="T16">QEMU</text:span></text:p><draw:enhanced-geometry svg:viewBox="0 0 21600 21600" draw:mirror-horizontal="false" draw:mirror-vertical="false" draw:type="rectangle" draw:enhanced-path="M 0 0 L 21600 0 21600 21600 0 21600 0 0 Z N"/></draw:custom-shape><draw:custom-shape draw:style-name="gr20" draw:text-style-name="P72" xml:id="id21" draw:id="id21" svg:width="0.8571in" svg:height="0.4386in" svg:x="3.7591in" svg:y="3.5445in"><text:p text:style-name="P69"><text:span text:style-name="T17">Playback</text:span></text:p><draw:enhanced-geometry svg:viewBox="0 0 21600 21600" draw:mirror-horizontal="false" draw:mirror-vertical="false" draw:type="rectangle" draw:enhanced-path="M 0 0 L 21600 0 21600 21600 0 21600 0 0 Z N"/></draw:custom-shape><draw:custom-shape draw:style-name="gr21" draw:text-style-name="P72" svg:width="0.8571in" svg:height="0.4386in" svg:x="4.6146in" svg:y="3.5445in"><text:p text:style-name="P69"><text:span text:style-name="T17">Channel</text:span></text:p><draw:enhanced-geometry svg:viewBox="0 0 21600 21600" draw:mirror-horizontal="false" draw:mirror-vertical="false" draw:type="rectangle" draw:enhanced-path="M 0 0 L 21600 0 21600 21600 0 21600 0 0 Z N"/></draw:custom-shape><draw:connector draw:style-name="gr22" draw:text-style-name="P73" draw:type="line" svg:x1="3.7594in" svg:y1="3.7634in" svg:x2="3.387in" svg:y2="3.761in" draw:start-shape="id21" draw:start-glue-point="3" draw:end-shape="id22" draw:end-glue-point="1" svg:d="m9549 9559-946-6"><text:p/></draw:connector><draw:connector draw:style-name="gr22" draw:text-style-name="P73" draw:type="line" svg:x1="2.5299in" svg:y1="3.761in" svg:x2="1.85in" svg:y2="3.4547in" draw:start-shape="id22" draw:end-shape="id23" draw:end-glue-point="1" svg:d="m6426 9553-1727-778"><text:p/></draw:connector><draw:custom-shape draw:style-name="gr20" draw:text-style-name="P72" xml:id="id22" draw:id="id22" svg:width="0.8571in" svg:height="0.4378in" svg:x="2.5299in" svg:y="3.5421in"><text:p text:style-name="P69"><text:span text:style-name="T17">Playback</text:span></text:p><text:p text:style-name="P69"><text:span text:style-name="T17">Interface</text:span></text:p><draw:enhanced-geometry svg:viewBox="0 0 21600 21600" draw:mirror-horizontal="false" draw:mirror-vertical="false" draw:type="rectangle" draw:enhanced-path="M 0 0 L 21600 0 21600 21600 0 21600 0 0 Z N"/></draw:custom-shape><draw:custom-shape draw:style-name="gr20" draw:text-style-name="P72" xml:id="id24" draw:id="id24" svg:width="0.8571in" svg:height="0.4386in" svg:x="3.75in" svg:y="4.1673in"><text:p text:style-name="P69"><text:span text:style-name="T17">Record</text:span></text:p><draw:enhanced-geometry svg:viewBox="0 0 21600 21600" draw:mirror-horizontal="false" draw:mirror-vertical="false" draw:type="rectangle" draw:enhanced-path="M 0 0 L 21600 0 21600 21600 0 21600 0 0 Z N"/></draw:custom-shape><draw:custom-shape draw:style-name="gr21" draw:text-style-name="P72" svg:width="0.8567in" svg:height="0.4386in" svg:x="4.6071in" svg:y="4.1673in"><text:p text:style-name="P69"><text:span text:style-name="T17">Channel</text:span></text:p><draw:enhanced-geometry svg:viewBox="0 0 21600 21600" draw:mirror-horizontal="false" draw:mirror-vertical="false" draw:type="rectangle" draw:enhanced-path="M 0 0 L 21600 0 21600 21600 0 21600 0 0 Z N"/></draw:custom-shape><draw:connector draw:style-name="gr22" draw:text-style-name="P73" draw:type="line" svg:x1="3.75in" svg:y1="4.3862in" svg:x2="3.378in" svg:y2="4.3839in" draw:start-shape="id24" draw:start-glue-point="3" draw:end-shape="id25" draw:end-glue-point="1" svg:d="m9525 11141-945-6"><text:p/></draw:connector><draw:custom-shape draw:style-name="gr20" draw:text-style-name="P72" xml:id="id25" draw:id="id25" svg:width="0.8567in" svg:height="0.4386in" svg:x="2.5217in" svg:y="4.1654in"><text:p text:style-name="P69"><text:span text:style-name="T17">Record</text:span></text:p><text:p text:style-name="P69"><text:span text:style-name="T17">Interface</text:span></text:p><draw:enhanced-geometry svg:viewBox="0 0 21600 21600" draw:mirror-horizontal="false" draw:mirror-vertical="false" draw:type="rectangle" draw:enhanced-path="M 0 0 L 21600 0 21600 21600 0 21600 0 0 Z N"/></draw:custom-shape><draw:connector draw:style-name="gr22" draw:text-style-name="P73" draw:type="line" svg:x1="2.5217in" svg:y1="4.3839in" svg:x2="1.85in" svg:y2="3.4547in" draw:start-shape="id25" draw:start-glue-point="3" draw:end-shape="id23" draw:end-glue-point="1" svg:d="m6405 11135-1706-2360"><text:p/></draw:connector><draw:custom-shape draw:style-name="gr20" draw:text-style-name="P72" xml:id="id26" draw:id="id26" svg:width="0.8571in" svg:height="0.4386in" svg:x="3.7591in" svg:y="2.2945in"><text:p text:style-name="P69"><text:span text:style-name="T17">Main</text:span></text:p><draw:enhanced-geometry svg:viewBox="0 0 21600 21600" draw:mirror-horizontal="false" draw:mirror-vertical="false" draw:type="rectangle" draw:enhanced-path="M 0 0 L 21600 0 21600 21600 0 21600 0 0 Z N"/></draw:custom-shape><draw:custom-shape draw:style-name="gr21" draw:text-style-name="P72" svg:width="0.8571in" svg:height="0.4386in" svg:x="4.6146in" svg:y="2.2945in"><text:p text:style-name="P69"><text:span text:style-name="T17">Channel</text:span></text:p><draw:enhanced-geometry svg:viewBox="0 0 21600 21600" draw:mirror-horizontal="false" draw:mirror-vertical="false" draw:type="rectangle" draw:enhanced-path="M 0 0 L 21600 0 21600 21600 0 21600 0 0 Z N"/></draw:custom-shape><draw:connector draw:style-name="gr22" draw:text-style-name="P73" draw:type="line" svg:x1="3.7594in" svg:y1="2.5134in" svg:x2="3.387in" svg:y2="2.511in" draw:start-shape="id26" draw:start-glue-point="3" draw:end-shape="id27" draw:end-glue-point="1" svg:d="m9549 6384-946-6"><text:p/></draw:connector><draw:custom-shape draw:style-name="gr20" draw:text-style-name="P72" xml:id="id27" draw:id="id27" svg:width="0.8571in" svg:height="0.4378in" svg:x="2.5299in" svg:y="2.2921in"><text:p text:style-name="P69"><text:span text:style-name="T17">Agent</text:span></text:p><text:p text:style-name="P69"><text:span text:style-name="T17">Interface</text:span></text:p><draw:enhanced-geometry svg:viewBox="0 0 21600 21600" draw:mirror-horizontal="false" draw:mirror-vertical="false" draw:type="rectangle" draw:enhanced-path="M 0 0 L 21600 0 21600 21600 0 21600 0 0 Z N"/></draw:custom-shape><draw:custom-shape draw:style-name="gr20" draw:text-style-name="P72" xml:id="id28" draw:id="id28" svg:width="0.8571in" svg:height="0.4386in" svg:x="3.75in" svg:y="2.9173in"><text:p text:style-name="P69"><text:span text:style-name="T17">Inputs</text:span></text:p><draw:enhanced-geometry svg:viewBox="0 0 21600 21600" draw:mirror-horizontal="false" draw:mirror-vertical="false" draw:type="rectangle" draw:enhanced-path="M 0 0 L 21600 0 21600 21600 0 21600 0 0 Z N"/></draw:custom-shape><draw:custom-shape draw:style-name="gr21" draw:text-style-name="P72" svg:width="0.8567in" svg:height="0.4386in" svg:x="4.6071in" svg:y="2.9173in"><text:p text:style-name="P69"><text:span text:style-name="T17">Channel</text:span></text:p><draw:enhanced-geometry svg:viewBox="0 0 21600 21600" draw:mirror-horizontal="false" draw:mirror-vertical="false" draw:type="rectangle" draw:enhanced-path="M 0 0 L 21600 0 21600 21600 0 21600 0 0 Z N"/></draw:custom-shape><draw:connector draw:style-name="gr22" draw:text-style-name="P73" draw:type="line" svg:x1="3.75in" svg:y1="3.1358in" svg:x2="3.378in" svg:y2="3.1398in" draw:start-shape="id28" draw:start-glue-point="3" draw:end-shape="id29" draw:end-glue-point="1" svg:d="m9525 7965-945 10"><text:p/></draw:connector><draw:custom-shape draw:style-name="gr20" draw:text-style-name="P72" xml:id="id29" draw:id="id29" svg:width="0.8567in" svg:height="0.5114in" svg:x="2.5217in" svg:y="2.8846in"><text:p text:style-name="P69"><text:span text:style-name="T18">kbd, mouse </text:span></text:p><text:p text:style-name="P69"><text:span text:style-name="T18">&amp; tablet</text:span></text:p><text:p text:style-name="P69"><text:span text:style-name="T17">Interfaces</text:span></text:p><draw:enhanced-geometry svg:viewBox="0 0 21600 21600" draw:mirror-horizontal="false" draw:mirror-vertical="false" draw:type="rectangle" draw:enhanced-path="M 0 0 L 21600 0 21600 21600 0 21600 0 0 Z N"/></draw:custom-shape><draw:custom-shape draw:style-name="gr23" draw:text-style-name="P72" xml:id="id30" draw:id="id30" svg:width="0.8571in" svg:height="0.4386in" svg:x="2.2846in" svg:y="1.1654in"><text:p text:style-name="P69"><text:span text:style-name="T17">Red</text:span></text:p><text:p text:style-name="P69"><text:span text:style-name="T17">Dispatcher</text:span></text:p><draw:enhanced-geometry svg:viewBox="0 0 21600 21600" draw:mirror-horizontal="false" draw:mirror-vertical="false" draw:type="rectangle" draw:enhanced-path="M 0 0 L 21600 0 21600 21600 0 21600 0 0 Z N"/></draw:custom-shape><draw:custom-shape draw:style-name="gr19" draw:text-style-name="P70" svg:width="2.0425in" svg:height="1.5012in" svg:x="3.6283in" svg:y="0.4465in"><text:p/><draw:enhanced-geometry svg:viewBox="0 0 21600 21600" draw:mirror-horizontal="false" draw:mirror-vertical="false" draw:type="rectangle" draw:enhanced-path="M 0 0 L 21600 0 21600 21600 0 21600 0 0 Z N"/></draw:custom-shape><draw:custom-shape draw:style-name="gr24" draw:text-style-name="P72" svg:width="2.0425in" svg:height="1.5012in" svg:x="3.7437in" svg:y="0.5713in"><text:p text:style-name="P69"><text:span text:style-name="T17">Red Worker Thread</text:span></text:p><draw:enhanced-geometry svg:viewBox="0 0 21600 21600" draw:mirror-horizontal="false" draw:mirror-vertical="false" draw:type="rectangle" draw:enhanced-path="M 0 0 L 21600 0 21600 21600 0 21600 0 0 Z N"/></draw:custom-shape><draw:connector draw:style-name="gr22" draw:text-style-name="P73" draw:type="line" svg:x1="2.2846in" svg:y1="1.3839in" svg:x2="1.8398in" svg:y2="1.3862in" draw:start-shape="id30" draw:start-glue-point="3" draw:end-shape="id31" svg:d="m5803 3515-1130 6"><text:p/></draw:connector><draw:connector draw:style-name="gr22" draw:text-style-name="P73" draw:type="line" svg:x1="2.5299in" svg:y1="2.511in" svg:x2="1.85in" svg:y2="3.4547in" draw:start-shape="id27" draw:end-shape="id23" draw:end-glue-point="1" svg:d="m6426 6378-1727 2397"><text:p/></draw:connector><draw:connector draw:style-name="gr22" draw:text-style-name="P73" draw:type="line" svg:x1="2.5217in" svg:y1="3.1402in" svg:x2="1.85in" svg:y2="3.4547in" draw:start-shape="id29" draw:start-glue-point="3" draw:end-shape="id23" draw:end-glue-point="1" svg:d="m6405 7976-1706 799"><text:p/></draw:connector><draw:custom-shape draw:style-name="gr18" draw:text-style-name="P70" svg:width="0.8571in" svg:height="0.4378in" svg:x="0.9055in" svg:y="1.1047in"><text:p/><draw:enhanced-geometry svg:viewBox="0 0 21600 21600" draw:mirror-horizontal="false" draw:mirror-vertical="false" draw:type="rectangle" draw:enhanced-path="M 0 0 L 21600 0 21600 21600 0 21600 0 0 Z N"/></draw:custom-shape><draw:connector draw:style-name="gr22" draw:text-style-name="P73" draw:type="line" svg:x1="1.411in" svg:y1="1.6055in" svg:x2="1.4047in" svg:y2="2.2945in" draw:start-shape="id31" draw:start-glue-point="2" draw:end-shape="id23" draw:end-glue-point="0" svg:d="m3584 4078-16 1750"><text:p/></draw:connector><draw:custom-shape draw:style-name="gr20" draw:text-style-name="P72" xml:id="id32" draw:id="id32" svg:width="0.8567in" svg:height="0.4386in" svg:x="3.9583in" svg:y="0.8858in"><text:p text:style-name="P69"><text:span text:style-name="T17">Display</text:span></text:p><draw:enhanced-geometry svg:viewBox="0 0 21600 21600" draw:mirror-horizontal="false" draw:mirror-vertical="false" draw:type="rectangle" draw:enhanced-path="M 0 0 L 21600 0 21600 21600 0 21600 0 0 Z N"/></draw:custom-shape><draw:custom-shape draw:style-name="gr21" draw:text-style-name="P72" svg:width="0.8571in" svg:height="0.4386in" svg:x="4.8138in" svg:y="0.8858in"><text:p text:style-name="P69"><text:span text:style-name="T17">Channel</text:span></text:p><draw:enhanced-geometry svg:viewBox="0 0 21600 21600" draw:mirror-horizontal="false" draw:mirror-vertical="false" draw:type="rectangle" draw:enhanced-path="M 0 0 L 21600 0 21600 21600 0 21600 0 0 Z N"/></draw:custom-shape><draw:custom-shape draw:style-name="gr20" draw:text-style-name="P72" xml:id="id33" draw:id="id33" svg:width="0.8571in" svg:height="0.4386in" svg:x="3.9492in" svg:y="1.5091in"><text:p text:style-name="P69"><text:span text:style-name="T17">Cursor</text:span></text:p><draw:enhanced-geometry svg:viewBox="0 0 21600 21600" draw:mirror-horizontal="false" draw:mirror-vertical="false" draw:type="rectangle" draw:enhanced-path="M 0 0 L 21600 0 21600 21600 0 21600 0 0 Z N"/></draw:custom-shape><draw:custom-shape draw:style-name="gr21" draw:text-style-name="P72" svg:width="0.8571in" svg:height="0.4386in" svg:x="4.8055in" svg:y="1.5091in"><text:p text:style-name="P69"><text:span text:style-name="T17">Channel</text:span></text:p><draw:enhanced-geometry svg:viewBox="0 0 21600 21600" draw:mirror-horizontal="false" draw:mirror-vertical="false" draw:type="rectangle" draw:enhanced-path="M 0 0 L 21600 0 21600 21600 0 21600 0 0 Z N"/></draw:custom-shape><draw:connector draw:style-name="gr22" draw:text-style-name="P73" draw:type="line" svg:x1="3.9583in" svg:y1="1.1047in" svg:x2="3.1417in" svg:y2="1.3839in" draw:start-shape="id32" draw:start-glue-point="3" draw:end-shape="id30" draw:end-glue-point="1" svg:d="m10054 2806-2074 709"><text:p/></draw:connector><draw:connector draw:style-name="gr22" draw:text-style-name="P73" draw:type="line" svg:x1="3.9492in" svg:y1="1.728in" svg:x2="3.1417in" svg:y2="1.3839in" draw:start-shape="id33" draw:start-glue-point="3" draw:end-shape="id30" draw:end-glue-point="1" svg:d="m10031 4389-2051-874"><text:p/></draw:connector><draw:custom-shape draw:style-name="gr23" draw:text-style-name="P72" xml:id="id31" draw:id="id31" svg:width="0.8567in" svg:height="0.4386in" svg:x="0.9835in" svg:y="1.1673in"><text:p text:style-name="P69"><text:span text:style-name="T17">QXL</text:span></text:p><text:p text:style-name="P69"><text:span text:style-name="T17">Interface</text:span></text:p><draw:enhanced-geometry svg:viewBox="0 0 21600 21600" draw:mirror-horizontal="false" draw:mirror-vertical="false" draw:type="rectangle" draw:enhanced-path="M 0 0 L 21600 0 21600 21600 0 21600 0 0 Z N"/></draw:custom-shape><draw:line draw:style-name="gr25" draw:text-style-name="P73" svg:x1="0.6563in" svg:y1="0.0874in" svg:x2="5.9063in" svg:y2="0.0874in"><text:p/></draw:line><draw:line draw:style-name="gr25" draw:text-style-name="P73" svg:x1="5.9063in" svg:y1="0.0874in" svg:x2="5.9063in" svg:y2="4.8374in"><text:p/></draw:line><draw:line draw:style-name="gr25" draw:text-style-name="P73" svg:x1="5.9063in" svg:y1="4.8374in" svg:x2="2.1563in" svg:y2="4.8374in"><text:p/></draw:line><draw:line draw:style-name="gr25" draw:text-style-name="P73" svg:x1="2.1563in" svg:y1="2.0874in" svg:x2="2.1563in" svg:y2="4.8374in"><text:p/></draw:line><draw:line draw:style-name="gr25" draw:text-style-name="P73" svg:x1="2.1563in" svg:y1="2.0874in" svg:x2="0.6563in" svg:y2="2.0874in"><text:p/></draw:line><draw:line draw:style-name="gr25" draw:text-style-name="P73" svg:x1="0.6563in" svg:y1="0.0874in" svg:x2="0.6563in" svg:y2="2.0874in"><text:p/></draw:line><draw:frame draw:style-name="gr26" draw:text-style-name="P75" svg:width="1.4689in" svg:height="0.387in" svg:x="0.9063in" svg:y="0.2091in"><draw:text-box><text:p text:style-name="P74"><text:span text:style-name="T16">Spice Server</text:span></text:p></draw:text-box></draw:frame></draw:g></text:p>
      <text:p text:style-name="P18"/>
      <text:p text:style-name="P13"><text:span text:style-name="T3">The server communicates with the client via channels. Each channel type is dedicated to a specific type of data. Each channel uses a dedicated TCP socket, and it can be secured (using SSL) or unsecured. The server channels are analogous of the client channels: </text:span><text:span text:style-name="T2">Main, </text:span>Inputs, Display, Cursor, Playback, and <text:span text:style-name="T3">Record (for more information see </text:span><text:span text:style-name="T7">Channels 2.3.2.1</text:span><text:span text:style-name="T3">) </text:span></text:p>
      <text:p text:style-name="P19"/>
      <text:p text:style-name="P13"><text:span text:style-name="T1">The main and input channels are controlled by handler functions (implemented in reds.c). The display and cursor channels are handled by a red worker thread per display. <text:s/>The audio playback and record channels have their own handlers (snd_worker.c). Libspice and the VDI host application (e.g. QEMU) communicate via interfaces defined for each functionality (e.g., QXL, agent, keyboard, mouse, tablet, playback, record), as detailed in </text:span><text:span text:style-name="T1"><text:reference-ref text:reference-format="text" text:ref-name="[2]">[2]</text:reference-ref></text:span><text:span text:style-name="T1">.</text:span></text:p>
      <text:p text:style-name="P5"/>
      <text:p text:style-name="P5">As shown in the above figures, spice server consists of the following major components:</text:p>
      <text:h text:style-name="P42" text:outline-level="4">Red Server (reds.c)</text:h>
      <text:p text:style-name="P14">The server itself, which listens for client connections, accepts them and communicates with them. Reds is responsible for:</text:p>
      <text:list xml:id="list565817108" text:style-name="WW8Num1">
        <text:list-item>
          <text:p text:style-name="P29">Channels</text:p>
          <text:list>
            <text:list-item>
              <text:p text:style-name="P29"><text:soft-page-break/>Owns and manages the channels (register, unregister, shutdown)</text:p>
            </text:list-item>
            <text:list-item>
              <text:p text:style-name="P29">Informs the client about active channels, so that client can create them</text:p>
            </text:list-item>
            <text:list-item>
              <text:p text:style-name="P29">Main and input channel handling</text:p>
            </text:list-item>
            <text:list-item>
              <text:p text:style-name="P29">Links establishment (both main and the others)</text:p>
            </text:list-item>
            <text:list-item>
              <text:p text:style-name="P29">Socket operations and connections management</text:p>
            </text:list-item>
            <text:list-item>
              <text:p text:style-name="P29">Handles SSL and ticketing</text:p>
            </text:list-item>
          </text:list>
        </text:list-item>
        <text:list-item>
          <text:p text:style-name="P29">VDI interfaces (e.g., core, migration, keyboard, mouse, tablet, agent) addition and removal </text:p>
        </text:list-item>
        <text:list-item>
          <text:p text:style-name="P29">Migration process coordination</text:p>
        </text:list-item>
        <text:list-item>
          <text:p text:style-name="P29">Handling of user commands (e.g., from Qemu monitor)</text:p>
        </text:list-item>
        <text:list-item>
          <text:p text:style-name="P29">Communication with guest agent</text:p>
        </text:list-item>
        <text:list-item>
          <text:p text:style-name="P29">Statistics</text:p>
        </text:list-item>
      </text:list>
      <text:h text:style-name="P42" text:outline-level="4">Graphics subsystem</text:h>
      <text:p text:style-name="P3"><draw:g text:anchor-type="paragraph" draw:z-index="0" draw:style-name="gr1"><draw:rect draw:style-name="gr2" draw:text-style-name="P62" svg:width="4.0567in" svg:height="1.8933in" svg:x="2.4272in" svg:y="0.3638in"><text:p/></draw:rect><draw:rect draw:style-name="gr3" draw:text-style-name="P62" svg:width="4.0567in" svg:height="1.8933in" svg:x="2.5224in" svg:y="0.2646in"><text:p text:style-name="P62">boo</text:p></draw:rect><draw:rect draw:style-name="gr4" draw:text-style-name="P62" svg:width="4.0567in" svg:height="1.8933in" svg:x="2.6154in" svg:y="0.1591in"><text:p text:style-name="P62">(Per display)</text:p></draw:rect><draw:rect draw:style-name="gr5" draw:text-style-name="P62" svg:width="1.2606in" svg:height="0.2921in" svg:x="4.328in" svg:y="1.6665in"><text:p text:style-name="P62">QXL Device</text:p></draw:rect><draw:rect draw:style-name="gr5" draw:text-style-name="P62" svg:width="0.9807in" svg:height="0.2921in" svg:x="0.3417in" svg:y="0.2606in"><text:p text:style-name="P62">Red Server</text:p></draw:rect><draw:rect draw:style-name="gr5" draw:text-style-name="P62" svg:width="1.178in" svg:height="0.2921in" svg:x="2.6815in" svg:y="0.2846in"><text:p text:style-name="P62">Red Dispatcher</text:p></draw:rect><draw:rect draw:style-name="gr5" draw:text-style-name="P62" svg:width="0.9114in" svg:height="0.2921in" svg:x="5.6681in" svg:y="0.2646in"><text:p text:style-name="P62">Red Worker</text:p></draw:rect><draw:line draw:style-name="gr6" draw:text-style-name="P62" svg:x1="3.2764in" svg:y1="0.5768in" svg:x2="4.8319in" svg:y2="1.6669in"><text:p text:style-name="P62">QXLWorker</text:p><text:p text:style-name="P62"/></draw:line><draw:line draw:style-name="gr7" draw:text-style-name="P63" svg:x1="1.3236in" svg:y1="0.4185in" svg:x2="2.6827in" svg:y2="0.4185in"><text:p text:style-name="P62"><text:span text:style-name="T14">red_dispatcher.h</text:span></text:p><text:p text:style-name="P62"><text:span text:style-name="T14">interface</text:span></text:p></draw:line><draw:line draw:style-name="gr8" draw:text-style-name="P63" svg:x1="3.8591in" svg:y1="0.4185in" svg:x2="5.6528in" svg:y2="0.4185in"><text:p text:style-name="P62"><text:span text:style-name="T14">Channel (socket pair)</text:span></text:p><text:p text:style-name="P62"><text:span text:style-name="T12">RED_WORKER_MESSAGE</text:span></text:p></draw:line><draw:line draw:style-name="gr9" draw:text-style-name="P64" svg:x1="0.028in" svg:y1="0.9874in" svg:x2="6.7295in" svg:y2="0.9874in"><text:p text:style-name="P64">libspice</text:p><text:p text:style-name="P64"/><text:p text:style-name="P64">qemu/hw</text:p></draw:line><draw:line draw:style-name="gr6" draw:text-style-name="P65" svg:x1="5.0354in" svg:y1="1.6669in" svg:x2="5.9528in" svg:y2="0.5567in"><text:p text:style-name="P62"><text:span text:style-name="T14">QXLInterface</text:span></text:p><text:p text:style-name="P62"><text:span text:style-name="T12"/></text:p></draw:line></draw:g></text:p>
      <text:p text:style-name="P3"/>
      <text:p text:style-name="P3"/>
      <text:p text:style-name="P3"/>
      <text:p text:style-name="P3"/>
      <text:p text:style-name="P3"/>
      <text:p text:style-name="P3"/>
      <text:p text:style-name="P3"/>
      <text:p text:style-name="P3"/>
      <text:p text:style-name="P1">Unlike other subsystems in Spice server, the graphics subsystem runs in parallel to the server execution, on a dedicated thread (i.e, red worker).This structure enables independency between <text:s/>QEMU flow and the processing and rendering of incoming graphic commands, which can consume a lot of CPU resources. The figure above shows Spice server graphics subsystem structure. Red server initiates a dispatcher on a new QXL interface (i.e., VDI). The dispatcher creates red worker for that interface. <text:s/>The commands processed by the worker can originate from three sources: (1) Synchronized QXL device commands, (2) red server commands, both (1 and 2) delivered by the dispatcher using a socket (i.e., socket pair), (3) asynchronous QXL device commands, pulled by the worker from the QXL device rings using the interface. </text:p>
      <text:list xml:id="list1064342821" text:style-name="L2">
        <text:list-header>
          <text:p text:style-name="P40">Red Worker (red_worker.c)</text:p>
        </text:list-header>
      </text:list>
      <text:p text:style-name="P13">Spice server holds a different <text:s/>instance of the red worker <text:s/>thread for each QXL device instance. The responsibilities of the red_worker are:</text:p>
      <text:p text:style-name="P24"/>
      <text:list xml:id="list1925758130" text:continue-list="list565817108" text:style-name="WW8Num1">
        <text:list-item text:start-value="1">
          <text:p text:style-name="P30">Processing QXL device commands (e.g. draw, update, cursor)</text:p>
        </text:list-item>
        <text:list-item>
          <text:p text:style-name="P30">Handling messages received from the dispatcher</text:p>
        </text:list-item>
        <text:list-item>
          <text:p text:style-name="P30">Channel pipes and pipe items</text:p>
        </text:list-item>
        <text:list-item>
          <text:p text:style-name="P30">Display and cursor channels</text:p>
        </text:list-item>
        <text:list-item>
          <text:p text:style-name="P30">Image compression (using quic, lz, glzencoding and jpeg)</text:p>
        </text:list-item>
        <text:list-item>
          <text:p text:style-name="P30">Video streaming – identification, encoding and stream creation</text:p>
        </text:list-item>
        <text:list-item>
          <text:p text:style-name="P30">Cache – client shared pixmap cache, cursor cache, palette cache</text:p>
        </text:list-item>
        <text:list-item>
          <text:p text:style-name="P30">Graphic items removal optimization – using item tree, containers, shadows, excluded regions, opaque items</text:p>
        </text:list-item>
        <text:list-item>
          <text:p text:style-name="P30">Cairo and OpenGL (pbuf and pixmap) renderers – canvas, surfaces etc.</text:p>
        </text:list-item>
        <text:list-item>
          <text:p text:style-name="P30">Ring operations</text:p>
        </text:list-item>
      </text:list>
      <text:p text:style-name="P6"><text:soft-page-break/></text:p>
      <text:list xml:id="list630811365" text:continue-list="list1064342821" text:style-name="L2">
        <text:list-header>
          <text:p text:style-name="P41">Red D<text:span text:style-name="T11">ispatcher (red_dispatcher.c)</text:span></text:p>
        </text:list-header>
      </text:list>
      <text:list xml:id="list248258487" text:continue-list="list1925758130" text:style-name="WW8Num1">
        <text:list-item text:start-value="1">
          <text:p text:style-name="P34">Dispatcher, one per QXL device instance</text:p>
        </text:list-item>
        <text:list-item>
          <text:p text:style-name="P34">Encapsulates the worker internals from the QXL device and reds</text:p>
        </text:list-item>
        <text:list-item>
          <text:p text:style-name="P34">Initiates a worker for a QXL device instance and creates a worker thread</text:p>
        </text:list-item>
        <text:list-item>
          <text:p text:style-name="P34">Dispatches the worker using a socketpair channel</text:p>
        </text:list-item>
      </text:list>
      <text:list xml:id="list1440263386" text:style-name="WW8Num11">
        <text:list-item>
          <text:p text:style-name="P36">QXL devices use the QXLWorker interface, implemented and attached by the red dispatcher, which translates the device calls to messages transmitted through the red worker pipe. <text:s/>This way keeps the two separated and logically independent.</text:p>
        </text:list-item>
      </text:list>
      <text:list xml:id="list1024224312" text:continue-list="list248258487" text:style-name="WW8Num1">
        <text:list-item text:start-value="1">
          <text:p text:style-name="P37">Reds uses the interface defined in red_dispatcher.h for dispatcher functions such as dispatcher initialization, image compression change, video streaming state change, mouse mode setting and renderer addition.</text:p>
        </text:list-item>
      </text:list>
      <text:h text:style-name="P51" text:outline-level="2">Spice Protocol</text:h>
      <text:p text:style-name="P1">Spice protocol is used for client-server communication, i.e., for transferring graphical objects, keyboard and mouse events, cursor information, audio playback and record chunks, and control commands. Detailed documentation of the Spice protocol can be found in <text:reference-ref text:reference-format="text" text:ref-name="[1]">[1]</text:reference-ref>.</text:p>
      <text:h text:style-name="P50" text:outline-level="2">QXL Device</text:h>
      <text:p text:style-name="P1">Spice server supports QXL VDI interface. When libspice is used with QEMU, a specific QEMU <text:s/>QXL PCI device can be used for improving the remote display performance and enhancing the graphic capabilities of the guest graphic system. QXL device requires guest QXL drivers for full functionality. However, standard VGA is supported when no driver exists. This mode also enables active display from the virtual machine (VM) boot stage. The device interacts with the driver using command and cursor rings, interrupts for display and cursor events, and I/O ports. Other responsibilities of the device include:</text:p>
      <text:list xml:id="list381311610" text:continue-list="list1440263386" text:style-name="WW8Num11">
        <text:list-item text:start-value="1">
          <text:p text:style-name="P31">Initializing and map the device ROM, RAM and VRAM to physical memory</text:p>
        </text:list-item>
        <text:list-item>
          <text:p text:style-name="P31">Mapping the I/O ports and handle reads and writes for managing: area updates, command and cursor notifications, IRQ updates, mode set, device reset, logging, etc.</text:p>
        </text:list-item>
        <text:list-item>
          <text:p text:style-name="P31">Rings - initialize and maintain command and cursor rings, get commands and cursor commands from rings and wait for notifications. <text:span text:style-name="T1">Maintain resources ring.</text:span></text:p>
        </text:list-item>
        <text:list-item>
          <text:p text:style-name="P32">Communicating with the corresponding red worker using the QXLWorker interface, implemented and attached by red dispatcher, which translates the device calls to messages written to and read from the red worker pipe.</text:p>
        </text:list-item>
        <text:list-item>
          <text:p text:style-name="P32">Registering the QXLInterface for enabling the worker to communicate with the device. The interface includes PCI information and functions for attaching a worker, getting display and cursor commands from rings, display and cursor notifications, mode change notification, etc.</text:p>
        </text:list-item>
        <text:list-item>
          <text:p text:style-name="P32">Defining supported qxl modes and enabling <text:s/>modification of the current mode, including vga mode, where all monitors mirror a single device (vga clients)</text:p>
        </text:list-item>
        <text:list-item>
          <text:p text:style-name="P32">Handle display initialization, update, resize andrefresh in VGA mode</text:p>
          <text:p text:style-name="P33"/>
        </text:list-item>
      </text:list>
      <text:h text:style-name="P51" text:outline-level="2">QXL Guest Drivers</text:h>
      <text:p text:style-name="P1">Platform-specific guest drivers are used to enable and communicate with the QXL device(s). The Windows drivers consist of a display driver that works with the graphics device interface (GDI) calls and structures, and a miniport driver that handles memory mapping, ports, and interrupts.</text:p>
      <text:h text:style-name="P51" text:outline-level="2"><text:soft-page-break/>Spice Agent</text:h>
      <text:p text:style-name="P1">Spice agent is an optional component for enhancing user experience and performing guest-oriented <text:s/>tasks. For example, the agent injects mouse position and state to the guest when using client mouse mode. It also enabled copy/paste of text and images between the guest and the client. In addition, it is used for configuration of the guest display settings. The agent consists of a system service and a user process. There is a windows and a linux implementation.</text:p>
      <text:h text:style-name="P46" text:outline-level="1">Features</text:h>
      <text:h text:style-name="P50" text:outline-level="2">Graphic Commands</text:h>
      <text:list xml:id="list254116551" text:continue-list="list1543850786" text:style-name="L1">
        <text:list-header>
          <text:p text:style-name="P26">Spice supports transmission and handling of 2D graphic commands (3D support is soon to come), <text:s/>as opposed to frame buffer updates, which are used in many other remote desktop solutions. The QXL device commands are generic and platform-independent, so both Windows and X drivers use them natively.</text:p>
        </text:list-header>
      </text:list>
      <text:h text:style-name="P53" text:outline-level="2">Hardware Acceleration</text:h>
      <text:list xml:id="list1437037354" text:continue-numbering="true" text:style-name="L1">
        <text:list-header>
          <text:p text:style-name="P25">The basic Spice client rendering is performed using Cairo, which is a cross-platform, device-independent library. Cairo provides vector graphics primitives for 2-dimensional drawing. Hardware acceleration is an additional rendering mode in which the rendering is performed on hardware by the client GPU and not by software, using the client CPU. Hardware acceleration is implemented using OpenG<text:span text:style-name="T1">L (experimental) in</text:span> Linux, and GDI in Windows. . Hardware acceleration advantages are: </text:p>
        </text:list-header>
        <text:list-item>
          <text:p text:style-name="P38">High performance rendering - using OpenGL the Spice client is able to render much faster than before. Heavy software operations such as stretching (used by video streaming) are much faster when preformed by hardware than by software. Therefore, Spice achieves a much smoother user experience.</text:p>
        </text:list-item>
        <text:list-item>
          <text:p text:style-name="P38">Reducing client CPU usage <text:s/>- the client enjoys more CPU time, which can be used for other tasks like audio. </text:p>
        </text:list-item>
      </text:list>
      <text:p text:style-name="P16">Unlike Cairo, which is an independent software library, OpenGL is a hardware library that depends on the driver and hardware implementation. As a result, Spice might suffer <text:s/>from incorrect rendering, heavy CPU usage, or <text:s/>client or host crash in the worst case. In addition, although OpenGL is a global standard, the implementation of hardware and drivers changes dramatically between vendors. Thus, on different GPUs, Spice might display different rendering output, and different performance might be detected. <text:s/>In addition, there are devices which do not support OpenGL at all. </text:p>
      <text:p text:style-name="P15"/>
      <text:p text:style-name="P16">The server also uses OpenGL for hardware acceleration, sharing the same code as the Linux client.</text:p>
      <text:h text:style-name="P53" text:outline-level="2">Image Compression</text:h>
      <text:p text:style-name="P16">Spice offers several image compression algorithms, which can be chosen on server initiation, and dynamically at run-time. Quic is Spice proprietary image compression utility which is based on the SFALIC algorithm <text:reference-ref text:reference-format="text" text:ref-name="[3]">[3]</text:reference-ref>. The LZ (LZSS) <text:reference-ref text:reference-format="text" text:ref-name="[4]">[4]</text:reference-ref> algorithm, adjusted to images, is another option. Both Quic and LZ are local algorithms, i.e., they encode each image independently. Global LZ (GLZ) is another Spice proprietary, that uses LZ with an history-based global dictionary. GLZ takes advantage of repeating patterns among images for shrinking the traffic and save bandwidth, which is critical in a WAN environment. Spice also offers an automatic mode for compression selection per-image, where the choice between LZ/GLZ and Quic is heuristically based on the image properties. Conceptually, artificial images are compressed better by LZ/GLZ, and real images are compressed better by Quic. </text:p>
      <text:h text:style-name="P53" text:outline-level="2"><text:soft-page-break/>Video Compression</text:h>
      <text:p text:style-name="P16">Spice uses lossless compression for images sent to the client, and not lossy compression, in order to avoid disruption of <text:s/>important display objects . <text:s/>However, since (1) video streams can be major consumers of bandwith, as each video frame is an independent image, and (2) their content is mostly uncritical, Spice employs lossy video compression for such streams: <text:s/>Spice server heuristically identifies video areas by identifying regions that are updated with high rate. These areas updates are sent to the client as video streams coded using the loss-prone Motion JPEG algorithm (M-JPEG). This mechanism saves a lot of traffic, improving Spice performance, especially in WAN. Nevertheless, in some circumstances the heuristic behavior might cause low quality images (e.g., when identifying updated text area as a video stream). Video streaming can be chosen on server initiation and can be changed dynamically on run-time.. </text:p>
      <text:h text:style-name="P53" text:outline-level="2">Caching</text:h>
      <text:p text:style-name="P17">Spice implements client image caching in order to avoid redundant transmissions to the client. Caching applies to any kind of image data sent to the client, including pixmaps, palettes and cursors. Each image arrives from the driver with a unique id and a cache hint. Non-identical images have different ids, while identical images share the same id. <text:s/>The cache hint recommends the server to cache the image. Pixmap cache is shared among all the displays. Cache is defined per connection and synchronized between the server and the client, <text:s/>i.e., <text:s/>in each moment the server knows exactly which images are in the client cache. Moreover, the server is the one to decide whether an item <text:s/>should be added or removed from the cache. The client cache size is set by the client and transferred to the server through the display channel initialization message. <text:s/>The server monitors the current cache capacity and when it lacks space <text:s/>it removes the least recently used cache items until there is enough available cache space. The server sends an invalidate command with these items and the client removes them.</text:p>
      <text:h text:style-name="P53" text:outline-level="2">Mouse Modes</text:h>
      <text:p text:style-name="P16">Spice supports two mouse modes, server and client. The mode can change dynamically and is negotiated between the client and the server.</text:p>
      <text:p text:style-name="P15"/>
      <text:list xml:id="list110926557" text:continue-list="list1437037354" text:style-name="L1">
        <text:list-item text:start-value="1">
          <text:p text:style-name="P35"><text:span text:style-name="T2">Server mouse - use</text:span> the QEMU ps/2 mouse emulation for enabling mouse in the guest. Upon user click inside the Spice client window, client mouse is captured and set invisible. The client sends mouse moves as delta coordinates to the server. Therefore, client mouse is returned to the window center after each move. In this mode, <text:s/>the server controls mouse position on display, so it is always synchronized between the client and the guest. However, it might be problematic on WAN or a loaded server, where mouse cursor might have some latency or non-responsiveness.</text:p>
        </text:list-item>
        <text:list-item>
          <text:p text:style-name="P35">Client mouse - client mouse is used <text:span text:style-name="T2">as the effective pointing device. It is </text:span>not captured and guest cursor is set invisible. The client sends mouse moves as absolute coordinates to the server. Guest agent scales the coordinates for the guest virtual desktop and injects the appropriate cursor position. <text:s/>For a single monitor, client mouse can be used even without an agent if<text:span text:style-name="T2"> VDI host application registers an absolute pointing device (e.g., USB tablet in QEMU). In this case.</text:span> the Spice server scales the coordinates. Client mode is appropriate for WAN or loaded server, since cursor has smooth motion and respon<text:span text:style-name="T1">siveness. However, the cursor might loss sync (position and shape) for a while. </text:span><text:span text:style-name="T5">The client mouse cursor is updated </text:span><text:span text:style-name="T5">according to the guest mouse cursor.</text:span></text:p>
        </text:list-item>
      </text:list>
      <text:h text:style-name="P53" text:outline-level="2">Multiple Monitors</text:h>
      <text:p text:style-name="P16">Spice supports any number of monitors, constrained only by the guest, client, and server limitations. The number of monitors and their RAM size is set when launching the VM. Spice supports <text:soft-page-break/>automatic configuration of the guest monitors resolution and display settings, according to the client machine settings. This is implemented by a client command to the guest agent.</text:p>
      <text:h text:style-name="P54" text:outline-level="2">2-way Audio and Lip-sync</text:h>
      <text:p text:style-name="P16">Spice supports audio playback and recording. Playback is compressed using the CELT <text:reference-ref text:reference-format="text" text:ref-name="[5]">[5]</text:reference-ref> algorithm. <text:span text:style-name="T6">Lip-sync between video and audio is achieved by time-stamping the video frames in the QXL device and injecting them in the client side, synchronized with the audio, which is independent.</text:span></text:p>
      <text:h text:style-name="P54" text:outline-level="2">Hardware Cursor</text:h>
      <text:p text:style-name="P20">The QXL device supports cursor hardware acceleration. Separating the cursor from the display enables prioritizing the cursor for better responsiveness. In addition, it reduces the network traffic. </text:p>
      <text:h text:style-name="P54" text:outline-level="2">Live Migration</text:h>
      <text:p text:style-name="P20">VM migration between servers is seamless to a connected client. The complete connection state, including the open channels and cursor, is saved on the source and restored on the destination.</text:p>
      <text:h text:style-name="P54" text:outline-level="2">WAN optimizations</text:h>
      <text:p text:style-name="P20">The server sends an initial ping message to determine latency and bandwidth. If they are worst then a threshold, the server tells the guest to reduce guest side features, currently implemented only in windows guests, reducing bit depth and disabling animations and wallpaper, and additionally images are compressed using lossless jpeg and zlib-glz. If an image is required for another operation such as or it is resent in lossless encoding.</text:p>
      <text:h text:style-name="P54" text:outline-level="2">Copy and Paste</text:h>
      <text:p text:style-name="P20">When a guest agent is running there is support for copying and pasting text and images in both directions between the client and the guest.</text:p>
      <text:h text:style-name="P44" text:outline-level="1">References</text:h>
      <text:p text:style-name="P4"><text:reference-mark-start text:name="[1]"/>[1]<text:reference-mark-end text:name="[1]"/> Spice remote computing protocol definition</text:p>
      <text:p text:style-name="P3"><text:reference-mark-start text:name="[2]"/>[2]<text:reference-mark-end text:name="[2]"/> Spice VD Interfaces documentation</text:p>
      <text:p text:style-name="P16"><text:reference-mark-start text:name="[3]"/><text:span text:style-name="T9">[3]</text:span><text:reference-mark-end text:name="[3]"/><text:span text:style-name="T9"> Starosolski, R.: </text:span><text:a xlink:type="simple" xlink:href="http://sun.aei.polsl.pl/%7Erstaros/papers/s2006-spe-sfalic.pdf"><text:span text:style-name="T10">Simple Fast and Adaptive Lossless Image Compression Algorithm</text:span></text:a><text:span text:style-name="T9">, Software–Practice and Experience, 2007, 37(1):65-91, DOI 10.1002/spe.746.</text:span></text:p>
      <text:p text:style-name="P16"><text:reference-mark-start text:name="[4]"/><text:span text:style-name="T9">[4]</text:span><text:reference-mark-end text:name="[4]"/><text:span text:style-name="T9"> Lempel-Ziv-Storer-Szymanski: “Data compression via textual substitution" published in </text:span><text:span text:style-name="T10">Journal of the ACM</text:span><text:span text:style-name="T9"> (pp. 928-951)</text:span></text:p>
      <text:p text:style-name="P16"><text:reference-mark-start text:name="[5]"/><text:span text:style-name="T9">[5]</text:span><text:reference-mark-end text:name="[5]"/><text:span text:style-name="T9"> </text:span><text:a xlink:type="simple" xlink:href="http://www.celt-codec.org/"><text:span text:style-name="T9">The CELT ultra-low delay audio codec.</text:span></text:a></text:p>
      <text:p text:style-name="P16"><text:a xlink:type="simple" xlink:href="http://www.celt-codec.org/"><text:span text:style-name="T9"/></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heads_20_1" draw:display-name="Arrowheads 1" svg:viewBox="0 0 1131 902" svg:d="m564 0-564 902h1131z"/>
    <draw:marker draw:name="Rounded_20_short_20_Arrow" draw:display-name="Rounded short Arrow" svg:viewBox="0 0 1013 1130" svg:d="m1009 1050-449-1008-22-30-29-12-34 12-21 26-449 1012-5 13v8l5 21 12 21 17 13 21 4h903l21-4 21-13 9-21 4-21v-8z"/>
    <draw:marker draw:name="Symmetric_20_Arrow" draw:display-name="Symmetric Arrow" svg:viewBox="0 0 1131 902" svg:d="m564 0-564 902h1131z"/>
    <draw:marker draw:name="msArrowEnd_20_5" draw:display-name="msArrowEnd 5" svg:viewBox="0 0 210 210" svg:d="m105 0 105 210h-210z"/>
    <draw:stroke-dash draw:name="_32__20_Dots_20_1_20_Dash" draw:display-name="2 Dots 1 Dash" draw:style="rect" draw:dots1="2" draw:dots2="1" draw:dots2-length="0.0453in" draw:distance="0.0453in"/>
    <draw:stroke-dash draw:name="Dash_20_2" draw:display-name="Dash 2" draw:style="rect" draw:dots2="1" draw:dots2-length="0.0413in" draw:distance="0.0311in"/>
    <draw:stroke-dash draw:name="Dash_20_3" draw:display-name="Dash 3" draw:style="rect" draw:dots2="1" draw:dots2-length="0.0236in" draw:distance="0.0177in"/>
    <draw:stroke-dash draw:name="Dash_20_4" draw:display-name="Dash 4" draw:style="rect" draw:dots2="1" draw:dots2-length="0.0236in" draw:distance="0.0177in"/>
    <draw:stroke-dash draw:name="Fine_20_Dashed" draw:display-name="Fine Dashed" draw:style="rect" draw:dots1="1" draw:dots1-length="0.1984in" draw:dots2="1" draw:dots2-length="0.1984in" draw:distance="0.1984in"/>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text-align="start" style:justify-single-word="false" fo:text-indent="0in" style:auto-text-indent="false" style:writing-mode="lr-tb">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100%" fo:margin-left="0.1965in" fo:margin-right="0in" fo:text-align="start" style:justify-single-word="false" fo:text-indent="0in" style:auto-text-indent="false" style:writing-mode="lr-tb">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align="start" style:justify-single-word="false" fo:text-indent="0in" style:auto-text-indent="false" style:writing-mode="lr-tb">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align="start" style:justify-single-word="false" fo:text-indent="0in" style:auto-text-indent="false" style:writing-mode="lr-tb">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master-page-name="">
      <style:paragraph-properties fo:margin="100%" fo:margin-left="0.7862in" fo:margin-right="0in" fo:text-align="start" style:justify-single-word="false" fo:text-indent="0in" style:auto-text-indent="false" style:page-number="auto" fo:background-color="transparent" style:shadow="none">
        <style:tab-stops>
          <style:tab-stop style:position="5.9063in" style:type="right" style:leader-style="dotted" style:leader-text="."/>
        </style:tab-stops>
        <style:background-image/>
      </style:paragraph-properties>
    </style:style>
    <style:style style:name="Numbering_20_Symbols" style:display-name="Numbering Symbols" style:family="text">
      <style:text-properties style:font-name="Arial" fo:font-weight="normal" style:font-name-asian="Lucida Sans Unicode" style:font-weight-asian="normal" style:font-name-complex="Tahoma"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style:font-name-asian="Liberation Mono" style:font-name-complex="Liberation Mono"/>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WW8Num5" text:consecutive-numbering="true">
      <text:list-level-style-bullet text:level="1" text:style-name="Zeichenformat" text:bullet-char="">
        <style:list-level-properties text:space-before="0.25in" text:min-label-width="0.25in"/>
        <style:text-properties style:font-name="Symbol"/>
      </text:list-level-style-bullet>
      <text:list-level-style-bullet text:level="2" text:style-name="Zeichenformat" text:bullet-char="o">
        <style:list-level-properties text:space-before="0.75in" text:min-label-width="0.25in"/>
        <style:text-properties style:font-name="Courier New1"/>
      </text:list-level-style-bullet>
      <text:list-level-style-bullet text:level="3" text:style-name="Zeichenformat" text:bullet-char="">
        <style:list-level-properties text:space-before="1.25in" text:min-label-width="0.25in"/>
        <style:text-properties style:font-name="Wingdings"/>
      </text:list-level-style-bullet>
      <text:list-level-style-bullet text:level="4" text:style-name="Zeichenformat" text:bullet-char="">
        <style:list-level-properties text:space-before="1.75in" text:min-label-width="0.25in"/>
        <style:text-properties style:font-name="Symbol"/>
      </text:list-level-style-bullet>
      <text:list-level-style-bullet text:level="5" text:style-name="Zeichenformat" text:bullet-char="o">
        <style:list-level-properties text:space-before="2.25in" text:min-label-width="0.25in"/>
        <style:text-properties style:font-name="Courier New1"/>
      </text:list-level-style-bullet>
      <text:list-level-style-bullet text:level="6" text:style-name="Zeichenformat" text:bullet-char="">
        <style:list-level-properties text:space-before="2.75in" text:min-label-width="0.25in"/>
        <style:text-properties style:font-name="Wingdings"/>
      </text:list-level-style-bullet>
      <text:list-level-style-bullet text:level="7" text:style-name="Zeichenformat" text:bullet-char="">
        <style:list-level-properties text:space-before="3.25in" text:min-label-width="0.25in"/>
        <style:text-properties style:font-name="Symbol"/>
      </text:list-level-style-bullet>
      <text:list-level-style-bullet text:level="8" text:style-name="Zeichenformat" text:bullet-char="o">
        <style:list-level-properties text:space-before="3.75in" text:min-label-width="0.25in"/>
        <style:text-properties style:font-name="Courier New1"/>
      </text:list-level-style-bullet>
      <text:list-level-style-bullet text:level="9" text:style-name="Zeichenformat"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25in" text:min-label-width="1.2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0.25in" text:min-label-width="2.75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0.25in" text:min-label-width="4.25in" text:min-label-distance="0.1252in" fo:text-align="end"/>
      </text:list-level-style-number>
      <text:list-level-style-number text:level="10" style:num-suffix="." style:num-format="1">
        <style:list-level-properties text:space-before="2.75in" text:min-label-width="0.25in"/>
      </text:list-level-style-number>
    </text:list-style>
    <text:list-style style:name="WW8Num9">
      <text:list-level-style-bullet text:level="1" text:style-name="WW8Num9z0" text:bullet-char="">
        <style:list-level-properties text:min-label-width="0.25in"/>
        <style:text-properties style:font-name="Symbol"/>
      </text:list-level-style-bullet>
      <text:list-level-style-bullet text:level="2" text:style-name="WW8Num9z1" text:bullet-char="o">
        <style:list-level-properties text:space-before="0.5in" text:min-label-width="0.25in"/>
        <style:text-properties style:font-name="Courier New1"/>
      </text:list-level-style-bullet>
      <text:list-level-style-bullet text:level="3" text:style-name="WW8Num9z2" text:bullet-char="">
        <style:list-level-properties text:space-before="1in" text:min-label-width="0.25in"/>
        <style:text-properties style:font-name="Wingdings"/>
      </text:list-level-style-bullet>
      <text:list-level-style-bullet text:level="4" text:style-name="WW8Num9z0" text:bullet-char="">
        <style:list-level-properties text:space-before="1.5in" text:min-label-width="0.25in"/>
        <style:text-properties style:font-name="Symbol"/>
      </text:list-level-style-bullet>
      <text:list-level-style-bullet text:level="5" text:style-name="WW8Num9z1" text:bullet-char="o">
        <style:list-level-properties text:space-before="2in" text:min-label-width="0.25in"/>
        <style:text-properties style:font-name="Courier New1"/>
      </text:list-level-style-bullet>
      <text:list-level-style-bullet text:level="6" text:style-name="WW8Num9z2" text:bullet-char="">
        <style:list-level-properties text:space-before="2.5in" text:min-label-width="0.25in"/>
        <style:text-properties style:font-name="Wingdings"/>
      </text:list-level-style-bullet>
      <text:list-level-style-bullet text:level="7" text:style-name="WW8Num9z0" text:bullet-char="">
        <style:list-level-properties text:space-before="3in" text:min-label-width="0.25in"/>
        <style:text-properties style:font-name="Symbol"/>
      </text:list-level-style-bullet>
      <text:list-level-style-bullet text:level="8" text:style-name="WW8Num9z1" text:bullet-char="o">
        <style:list-level-properties text:space-before="3.5in" text:min-label-width="0.25in"/>
        <style:text-properties style:font-name="Courier New1"/>
      </text:list-level-style-bullet>
      <text:list-level-style-bullet text:level="9" text:style-name="WW8Num9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
      <text:list-level-style-bullet text:level="1" text:style-name="WW8Num1z0" text:bullet-char="">
        <style:list-level-properties text:min-label-width="0.25in"/>
        <style:text-properties style:font-name="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WW8Num1z2" text:bullet-char="">
        <style:list-level-properties text:space-before="1in" text:min-label-width="0.25in"/>
        <style:text-properties style:font-name="Wingdings"/>
      </text:list-level-style-bullet>
      <text:list-level-style-bullet text:level="4" text:style-name="WW8Num1z0" text:bullet-char="">
        <style:list-level-properties text:space-before="1.5in" text:min-label-width="0.25in"/>
        <style:text-properties style:font-name="Symbol"/>
      </text:list-level-style-bullet>
      <text:list-level-style-bullet text:level="5" text:style-name="WW8Num1z1" text:bullet-char="o">
        <style:list-level-properties text:space-before="2in" text:min-label-width="0.25in"/>
        <style:text-properties style:font-name="Courier New1"/>
      </text:list-level-style-bullet>
      <text:list-level-style-bullet text:level="6" text:style-name="WW8Num1z2" text:bullet-char="">
        <style:list-level-properties text:space-before="2.5in" text:min-label-width="0.25in"/>
        <style:text-properties style:font-name="Wingdings"/>
      </text:list-level-style-bullet>
      <text:list-level-style-bullet text:level="7" text:style-name="WW8Num1z0" text:bullet-char="">
        <style:list-level-properties text:space-before="3in" text:min-label-width="0.25in"/>
        <style:text-properties style:font-name="Symbol"/>
      </text:list-level-style-bullet>
      <text:list-level-style-bullet text:level="8" text:style-name="WW8Num1z1" text:bullet-char="o">
        <style:list-level-properties text:space-before="3.5in" text:min-label-width="0.25in"/>
        <style:text-properties style:font-name="Courier New1"/>
      </text:list-level-style-bullet>
      <text:list-level-style-bullet text:level="9" text:style-name="WW8Num1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text:bullet-char="">
        <style:list-level-properties text:min-label-width="0.25in"/>
        <style:text-properties style:font-name="Symbol"/>
      </text:list-level-style-bullet>
      <text:list-level-style-bullet text:level="2" text:style-name="WW8Num15z1" text:bullet-char="o">
        <style:list-level-properties text:space-before="0.5in" text:min-label-width="0.25in"/>
        <style:text-properties style:font-name="Courier New1"/>
      </text:list-level-style-bullet>
      <text:list-level-style-bullet text:level="3" text:style-name="WW8Num15z2" text:bullet-char="">
        <style:list-level-properties text:space-before="1in" text:min-label-width="0.25in"/>
        <style:text-properties style:font-name="Wingdings"/>
      </text:list-level-style-bullet>
      <text:list-level-style-bullet text:level="4" text:style-name="WW8Num15z0" text:bullet-char="">
        <style:list-level-properties text:space-before="1.5in" text:min-label-width="0.25in"/>
        <style:text-properties style:font-name="Symbol"/>
      </text:list-level-style-bullet>
      <text:list-level-style-bullet text:level="5" text:style-name="WW8Num15z1" text:bullet-char="o">
        <style:list-level-properties text:space-before="2in" text:min-label-width="0.25in"/>
        <style:text-properties style:font-name="Courier New1"/>
      </text:list-level-style-bullet>
      <text:list-level-style-bullet text:level="6" text:style-name="WW8Num15z2" text:bullet-char="">
        <style:list-level-properties text:space-before="2.5in" text:min-label-width="0.25in"/>
        <style:text-properties style:font-name="Wingdings"/>
      </text:list-level-style-bullet>
      <text:list-level-style-bullet text:level="7" text:style-name="WW8Num15z0" text:bullet-char="">
        <style:list-level-properties text:space-before="3in" text:min-label-width="0.25in"/>
        <style:text-properties style:font-name="Symbol"/>
      </text:list-level-style-bullet>
      <text:list-level-style-bullet text:level="8" text:style-name="WW8Num15z1" text:bullet-char="o">
        <style:list-level-properties text:space-before="3.5in" text:min-label-width="0.25in"/>
        <style:text-properties style:font-name="Courier New1"/>
      </text:list-level-style-bullet>
      <text:list-level-style-bullet text:level="9" text:style-name="WW8Num15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min-label-width="0.25in"/>
        <style:text-properties style:font-name="Symbol"/>
      </text:list-level-style-bullet>
      <text:list-level-style-bullet text:level="2" text:style-name="WW8Num11z1" text:bullet-char="o">
        <style:list-level-properties text:space-before="0.5in" text:min-label-width="0.25in"/>
        <style:text-properties style:font-name="Courier New1"/>
      </text:list-level-style-bullet>
      <text:list-level-style-bullet text:level="3" text:style-name="WW8Num11z2" text:bullet-char="">
        <style:list-level-properties text:space-before="1in" text:min-label-width="0.25in"/>
        <style:text-properties style:font-name="Wingdings"/>
      </text:list-level-style-bullet>
      <text:list-level-style-bullet text:level="4" text:style-name="WW8Num11z0" text:bullet-char="">
        <style:list-level-properties text:space-before="1.5in" text:min-label-width="0.25in"/>
        <style:text-properties style:font-name="Symbol"/>
      </text:list-level-style-bullet>
      <text:list-level-style-bullet text:level="5" text:style-name="WW8Num11z1" text:bullet-char="o">
        <style:list-level-properties text:space-before="2in" text:min-label-width="0.25in"/>
        <style:text-properties style:font-name="Courier New1"/>
      </text:list-level-style-bullet>
      <text:list-level-style-bullet text:level="6" text:style-name="WW8Num11z2" text:bullet-char="">
        <style:list-level-properties text:space-before="2.5in" text:min-label-width="0.25in"/>
        <style:text-properties style:font-name="Wingdings"/>
      </text:list-level-style-bullet>
      <text:list-level-style-bullet text:level="7" text:style-name="WW8Num11z0" text:bullet-char="">
        <style:list-level-properties text:space-before="3in" text:min-label-width="0.25in"/>
        <style:text-properties style:font-name="Symbol"/>
      </text:list-level-style-bullet>
      <text:list-level-style-bullet text:level="8" text:style-name="WW8Num11z1" text:bullet-char="o">
        <style:list-level-properties text:space-before="3.5in" text:min-label-width="0.25in"/>
        <style:text-properties style:font-name="Courier New1"/>
      </text:list-level-style-bullet>
      <text:list-level-style-bullet text:level="9" text:style-name="WW8Num11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rl-tb" style:footnote-max-height="0in">
        <style:footnote-sep style:width="0.0071in" style:distance-before-sep="0.0398in" style:distance-after-sep="0.0398in" style:line-style="none"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Cannot find the git binary! Is git installed and is in PATH?</meta:generator>
    <meta:initial-creator>ארנון גלבוע</meta:initial-creator>
    <meta:creation-date>2009-07-19T16:08:23</meta:creation-date>
    <dc:creator>alon </dc:creator>
    <dc:date>2012-01-17T13:54:24</dc:date>
    <meta:editing-cycles>421</meta:editing-cycles>
    <meta:editing-duration>P5DT7H46M40S</meta:editing-duration>
    <meta:document-statistic meta:table-count="0" meta:image-count="0" meta:object-count="0" meta:page-count="11" meta:paragraph-count="168" meta:word-count="3741" meta:character-count="23441" meta:non-whitespace-character-count="20284"/>
    <meta:user-defined meta:name="Info 1"/>
    <meta:user-defined meta:name="Info 2"/>
    <meta:user-defined meta:name="Info 3"/>
    <meta:user-defined meta:name="Info 4"/>
  </office:meta>
</office:document-meta>
</file>